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4.55cm" fo:margin-left="1.909cm" fo:margin-right="0.051cm" table:align="margins" style:writing-mode="lr-tb"/>
    </style:style>
    <style:style style:name="Table1.A" style:family="table-column">
      <style:table-column-properties style:column-width="4.138cm" style:rel-column-width="2346*"/>
    </style:style>
    <style:style style:name="Table1.B" style:family="table-column">
      <style:table-column-properties style:column-width="3.034cm" style:rel-column-width="1720*"/>
    </style:style>
    <style:style style:name="Table1.C" style:family="table-column">
      <style:table-column-properties style:column-width="2.828cm" style:rel-column-width="1603*"/>
    </style:style>
    <style:style style:name="Table1.D" style:family="table-column">
      <style:table-column-properties style:column-width="4.551cm" style:rel-column-width="2580*"/>
    </style:style>
    <style:style style:name="Table1.1" style:family="table-row">
      <style:table-row-properties style:min-row-height="1.129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cm" fo:margin-bottom="0cm" fo:orphans="2" fo:widows="2"/>
    </style:style>
    <style:style style:name="P5" style:family="paragraph" style:parent-style-name="Standard">
      <style:paragraph-properties fo:line-height="0.353cm" fo:orphans="2" fo:widows="2"/>
      <style:text-properties fo:font-size="12pt" style:font-size-asian="12pt" style:font-size-complex="12pt"/>
    </style:style>
    <style:style style:name="P6" style:family="paragraph" style:parent-style-name="Standard">
      <style:paragraph-properties fo:line-height="0.212cm" fo:orphans="2" fo:widows="2"/>
      <style:text-properties fo:font-size="12pt" style:font-size-asian="12pt" style:font-size-complex="12pt"/>
    </style:style>
    <style:style style:name="P7" style:family="paragraph" style:parent-style-name="Standard">
      <style:paragraph-properties fo:margin-top="0cm" fo:margin-bottom="2.54cm" style:line-height-at-least="0.353cm" fo:orphans="2" fo:widows="2"/>
    </style:style>
    <style:style style:name="P8" style:family="paragraph" style:parent-style-name="Standard">
      <style:paragraph-properties fo:margin-top="0.423cm" fo:margin-bottom="0cm" style:line-height-at-least="0.353cm" fo:orphans="2" fo:widows="2" fo:keep-with-next="always"/>
    </style:style>
    <style:style style:name="P9" style:family="paragraph" style:parent-style-name="CellBody">
      <style:paragraph-properties fo:margin-left="0.212cm" fo:margin-right="0.212cm" fo:margin-top="0.212cm" fo:margin-bottom="0.141cm" fo:orphans="2" fo:widows="2" fo:text-indent="0cm" style:auto-text-indent="false"/>
    </style:style>
    <style:style style:name="P10" style:family="paragraph" style:parent-style-name="CellBody">
      <style:paragraph-properties fo:margin-left="0.212cm" fo:margin-right="0.212cm" fo:margin-top="0.212cm" fo:margin-bottom="0.141cm" fo:text-align="center" style:justify-single-word="false" fo:orphans="2" fo:widows="2" fo:text-indent="0cm" style:auto-text-indent="false"/>
    </style:style>
    <style:style style:name="P11" style:family="paragraph" style:parent-style-name="note">
      <style:paragraph-properties fo:margin-top="0.212cm" fo:margin-bottom="0.353cm" fo:orphans="2" fo:widows="2"/>
    </style:style>
    <style:style style:name="P12" style:family="paragraph" style:parent-style-name="bullet">
      <style:paragraph-properties fo:margin-top="0cm" fo:margin-bottom="0.176cm" fo:orphans="2" fo:widows="2"/>
    </style:style>
    <style:style style:name="P13" style:family="paragraph" style:parent-style-name="bullet">
      <style:paragraph-properties fo:margin-top="0cm" fo:margin-bottom="0.176cm" fo:text-align="start" style:justify-single-word="false" fo:orphans="2" fo:widows="2"/>
    </style:style>
    <style:style style:name="P14" style:family="paragraph" style:parent-style-name="body-code">
      <style:paragraph-properties fo:orphans="2" fo:widows="2"/>
    </style:style>
    <style:style style:name="P15" style:family="paragraph" style:parent-style-name="TableTitle">
      <style:paragraph-properties fo:orphans="2" fo:widows="2"/>
    </style:style>
    <style:style style:name="P16" style:family="paragraph" style:parent-style-name="bullet2">
      <style:paragraph-properties fo:margin-top="0cm" fo:margin-bottom="0.035cm" fo:orphans="2" fo:widows="2"/>
    </style:style>
    <style:style style:name="P17" style:family="paragraph" style:parent-style-name="CellHeading">
      <style:paragraph-properties fo:margin-left="0.212cm" fo:margin-right="0.318cm" fo:margin-top="0.282cm" fo:margin-bottom="0.212cm" fo:orphans="2" fo:widows="2" fo:text-indent="0cm" style:auto-text-indent="false"/>
      <style:text-properties fo:font-weight="bold" style:font-weight-asian="bold" style:font-weight-complex="bold"/>
    </style:style>
    <style:style style:name="P18" style:family="paragraph" style:parent-style-name="CellHeading">
      <style:paragraph-properties fo:margin-left="0.212cm" fo:margin-right="0.212cm" fo:margin-top="0.282cm" fo:margin-bottom="0.212cm" fo:orphans="2" fo:widows="2" fo:text-indent="0cm" style:auto-text-indent="false"/>
      <style:text-properties fo:font-weight="bold" style:font-weight-asian="bold" style:font-weight-complex="bold"/>
    </style:style>
    <style:style style:name="P19" style:family="paragraph" style:parent-style-name="Heading_20_3">
      <style:paragraph-properties fo:orphans="2" fo:widows="2"/>
    </style:style>
    <style:style style:name="P20" style:family="paragraph" style:parent-style-name="Heading_20_3">
      <style:paragraph-properties fo:margin-top="0.106cm" fo:margin-bottom="0.176cm" fo:orphans="2" fo:widows="2"/>
    </style:style>
    <style:style style:name="P21" style:family="paragraph" style:parent-style-name="Heading_20_3">
      <style:paragraph-properties fo:margin-top="0.106cm" fo:margin-bottom="0.176cm" fo:orphans="2" fo:widows="2">
        <style:tab-stops>
          <style:tab-stop style:position="1.27cm" style:type="right"/>
          <style:tab-stop style:position="1.905cm"/>
          <style:tab-stop style:position="14.34cm"/>
        </style:tab-stops>
      </style:paragraph-properties>
    </style:style>
    <style:style style:name="P22" style:family="paragraph" style:parent-style-name="Heading_20_3">
      <style:paragraph-properties fo:margin-top="0cm" fo:margin-bottom="0.176cm" fo:orphans="2" fo:widows="2"/>
    </style:style>
    <style:style style:name="P23" style:family="paragraph" style:parent-style-name="Heading_20_2">
      <style:paragraph-properties fo:margin-top="0cm" fo:margin-bottom="0.141cm" fo:orphans="2" fo:widows="2"/>
    </style:style>
    <style:style style:name="P24" style:family="paragraph" style:parent-style-name="Heading_20_1" style:master-page-name="Standard">
      <style:paragraph-properties fo:margin-top="0cm" fo:margin-bottom="0cm" fo:orphans="2" fo:widows="2" style:page-number="auto"/>
    </style:style>
    <style:style style:name="P25" style:family="paragraph" style:parent-style-name="sectionheading">
      <style:paragraph-properties fo:margin-top="0.106cm" fo:margin-bottom="0.141cm"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style:font-name="Courier New" fo:font-weight="normal" style:font-weight-asian="normal" style:font-name-complex="Courier New1" style:font-weight-complex="normal"/>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81438528" text:id="ct105553181438528">
          <text:format-change>
            <office:change-info>
              <dc:creator>Michael Bouschen</dc:creator>
              <dc:date>2021-07-18T23:34:00</dc:date>
            </office:change-info>
          </text:format-change>
        </text:changed-region>
        <text:changed-region xml:id="ct105553181437760" text:id="ct105553181437760">
          <text:format-change>
            <office:change-info>
              <dc:creator>Michael Bouschen</dc:creator>
              <dc:date>2021-07-18T23:34:00</dc:date>
            </office:change-info>
          </text:format-change>
        </text:changed-region>
        <text:changed-region xml:id="ct105553181438720" text:id="ct105553181438720">
          <text:format-change>
            <office:change-info>
              <dc:creator>Michael Bouschen</dc:creator>
              <dc:date>2021-07-18T23:34:00</dc:date>
            </office:change-info>
          </text:format-change>
        </text:changed-region>
        <text:changed-region xml:id="ct105553181423296" text:id="ct105553181423296">
          <text:format-change>
            <office:change-info>
              <dc:creator>Michael Bouschen</dc:creator>
              <dc:date>2021-07-18T23:3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16.509cm" svg:height="0.343cm" svg:x="-6.033cm" svg:y="0cm">
        <draw:image xlink:href="Pictures/20000007000025F9000000C9F0140E06.wmf" xlink:type="simple" xlink:show="embed" xlink:actuate="onLoad">
          <text:p/>
        </draw:image>
      </draw:frame>
      <draw:frame text:anchor-type="page" text:anchor-page-number="1" draw:z-index="23" draw:name="Picture 67"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24" draw:name="Picture 68"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25" draw:name="Picture 69"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26" draw:name="Picture 70"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27" draw:name="Picture 71"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28" draw:name="Picture 72"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29" draw:name="Picture 73"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30" draw:name="Picture 74"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31" draw:name="Picture 75"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32" draw:name="Picture 76"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33" draw:name="Picture 77"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34" draw:name="Picture 78"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35" draw:name="Picture 79" draw:style-name="gr2" draw:text-style-name="P26" svg:width="7.09cm" svg:height="0.343cm" svg:x="-6.033cm" svg:y="0cm">
        <draw:image xlink:href="Pictures/2000000700000FB5000000C94FDA4EAC.wmf" xlink:type="simple" xlink:show="embed" xlink:actuate="onLoad">
          <text:p/>
        </draw:image>
      </draw:frame>
      <text:h text:style-name="P24" text:outline-level="1"><text:alphabetical-index-mark-start text:id="IMark5234198576" text:main-entry="true"/>JDO Reference <text:alphabetical-index-mark-start text:id="IMark5235001008" text:main-entry="true"/>Enhancer<text:alphabetical-index-mark-end text:id="IMark5235001008"/><text:alphabetical-index-mark-end text:id="IMark5234198576"/></text:h>
      <text:p text:style-name="P7"><draw:frame draw:style-name="fr1" draw:name="graphics1" text:anchor-type="as-char" svg:width="16.51cm" svg:height="0.342cm" draw:z-index="36"><draw:image xlink:href="Pictures/20000007000025F9000000C9F0140E06.wmf" xlink:type="simple" xlink:show="embed" xlink:actuate="onLoad"/></draw:frame></text:p>
      <text:p text:style-name="P2">This chapter specifies the JDO Reference Enhancement, which specifies the contract between JDO persistence-capable classes and JDO StateManager in the binary-compatible runtime environment. The <text:alphabetical-index-mark-start text:id="IMark5234198576" text:main-entry="true"/>JDO Reference <text:alphabetical-index-mark-start text:id="IMark5235001008" text:main-entry="true"/>Enhancer<text:alphabetical-index-mark-end text:id="IMark5235001008"/><text:alphabetical-index-mark-end text:id="IMark5234198576"/>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text:alphabetical-index-mark-start text:id="IMark5234198576" text:main-entry="true"/>JDO Reference <text:alphabetical-index-mark-start text:id="IMark5235001008" text:main-entry="true"/>Enhancer<text:alphabetical-index-mark-end text:id="IMark5235001008"/><text:alphabetical-index-mark-end text:id="IMark5234198576"/>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BinaryCompatibility, it must support the <text:alphabetical-index-mark-start text:id="IMark5234198576" text:main-entry="true"/>PersistenceCapable<text:alphabetical-index-mark-end text:id="IMark5234198576"/> contract. Otherwise, it need only support the rest of the user-visible contracts (e.g. PersistenceManagerFactory, PersistenceManager, Query, Transaction, and Extent).</text:p>
      <text:p text:style-name="P11"><text:s/>NOTE: This chapter is not intended to be used by application programmers. It is for use only by implementations. Applications should use the methods defined in class JDOHelper instead of these methods and fields.</text:p>
      <text:p text:style-name="P8"><draw:frame draw:style-name="fr1" draw:name="1" text:anchor-type="as-char" svg:width="7.091cm" svg:height="0.342cm" draw:z-index="1"><draw:image xlink:href="Pictures/2000000700000FB5000000C94FDA4EAC.wmf" xlink:type="simple" xlink:show="embed" xlink:actuate="onLoad"/></draw:frame></text:p>
      <text:h text:style-name="P23" text:outline-level="2">Overview</text:h>
      <text:p text:style-name="P2">The <text:alphabetical-index-mark-start text:id="IMark5234198576" text:main-entry="true"/>JDO Reference <text:alphabetical-index-mark-start text:id="IMark5235001008" text:main-entry="true"/>Enhancer<text:alphabetical-index-mark-end text:id="IMark5235001008"/><text:alphabetical-index-mark-end text:id="IMark5234198576"/>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text:alphabetical-index-mark-start text:id="IMark5234198576" text:main-entry="true"/>JDO Reference <text:alphabetical-index-mark-start text:id="IMark5235001008" text:main-entry="true"/>Enhancer<text:alphabetical-index-mark-end text:id="IMark5235001008"/><text:alphabetical-index-mark-end text:id="IMark5234198576"/> transforms the class by making specific changes to the class definition to enable the state of any persistent instances to be synchronized with the representation of the data in the datastore.</text:p>
      <text:p text:style-name="P2">A standard API to invoke an implementation’s <text:alphabetical-index-mark-start text:id="IMark5234198576" text:main-entry="true"/>enhancer<text:alphabetical-index-mark-end text:id="IMark5234198576"/> is provided as part of the specification jar. A command line tool to invoke a byte code <text:alphabetical-index-mark-start text:id="IMark5235001008" text:main-entry="true"/>enhancer<text:alphabetical-index-mark-end text:id="IMark5235001008"/>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text:alphabetical-index-mark-start text:id="IMark5235001008" text:main-entry="true"/>Enhancer<text:alphabetical-index-mark-end text:id="IMark5235001008"/> provides an implementation for the <text:alphabetical-index-mark-start text:id="IMark5234198576" text:main-entry="true"/><text:span text:style-name="T1">PersistenceCapable</text:span><text:alphabetical-index-mark-end text:id="IMark5234198576"/> interface. </text:p>
      <text:p text:style-name="P8"><text:soft-page-break/><draw:frame draw:style-name="fr1" draw:name="2" text:anchor-type="as-char" svg:width="7.091cm" svg:height="0.342cm" draw:z-index="2"><draw:image xlink:href="Pictures/2000000700000FB5000000C94FDA4EAC.wmf" xlink:type="simple" xlink:show="embed" xlink:actuate="onLoad"/></draw:frame></text:p>
      <text:h text:style-name="P23" text:outline-level="2">Goals</text:h>
      <text:p text:style-name="P2">The following are the goals for the <text:alphabetical-index-mark-start text:id="IMark5234198576" text:main-entry="true"/>JDO Reference <text:alphabetical-index-mark-start text:id="IMark5235001008" text:main-entry="true"/>Enhancer<text:alphabetical-index-mark-end text:id="IMark5235001008"/><text:alphabetical-index-mark-end text:id="IMark5234198576"/>:</text:p>
      <text:p text:style-name="P12">•<text:tab/><text:alphabetical-index-mark-start text:id="IMark5234198576" text:main-entry="true"/>Binary compatibility<text:alphabetical-index-mark-end text:id="IMark5234198576"/> and portability of application classes among JDO vendor implementations</text:p>
      <text:p text:style-name="P12">•<text:tab/><text:alphabetical-index-mark-start text:id="IMark5234198576" text:main-entry="true"/>Binary compatibility<text:alphabetical-index-mark-end text:id="IMark5234198576"/> between application classes enhanced by different JDO vendors at different times.</text:p>
      <text:p text:style-name="P12">•<text:tab/>Minimal intrusion into the operation of the class and class instances</text:p>
      <text:p text:style-name="P12">•<text:tab/>Provide metadata at runtime without requiring implementations to be granted reflect permission for non-<text:alphabetical-index-mark-start text:id="IMark5234198576" text:main-entry="true"/>private<text:alphabetical-index-mark-end text:id="IMark5234198576"/> fields</text:p>
      <text:p text:style-name="P12">•<text:tab/>Values of fields can be read and written directly without wrapping code with accessors or mutators (<text:span text:style-name="T1">field1 += 13</text:span> is allowed, instead of requiring the user to code <text:span text:style-name="T1">setField1(getField1() + 13))</text:span></text:p>
      <text:p text:style-name="P12">•<text:tab/>Navigation from one instance to another uses natural Java syntax without any requirement for explicit fetching of referenced instances</text:p>
      <text:p text:style-name="P12">•<text:tab/>Automatically track modification of persistent instances without any explicit action by the application or component developer</text:p>
      <text:p text:style-name="P12">•<text:tab/>Highest performance for transient instances of persistence-capable classes</text:p>
      <text:p text:style-name="P12">•<text:tab/>Support for all class and field modifiers</text:p>
      <text:p text:style-name="P12">•<text:tab/>Transparent operation of persistent and transient instances as seen by application components and persistence-capable classes</text:p>
      <text:p text:style-name="P12">•<text:tab/>Shared use of persistence-capable classes (utility components) among multiple JDO <text:span text:style-name="T1">PersistenceManager</text:span> instances in the same Java VM</text:p>
      <text:p text:style-name="P12">•<text:tab/>Preservation of the security of instances of <text:alphabetical-index-mark-start text:id="IMark5234198576" text:main-entry="true"/><text:span text:style-name="T1">PersistenceCapable</text:span><text:alphabetical-index-mark-end text:id="IMark5234198576"/> classes from unauthorized access</text:p>
      <text:p text:style-name="P12">•<text:tab/>Support for debugging enhanced classes by line number</text:p>
      <text:p text:style-name="P12">•<text:tab/>Support for <text:alphabetical-index-mark-start text:id="IMark5234198576" text:main-entry="true"/>static<text:alphabetical-index-mark-end text:id="IMark5234198576"/> enhancement of classes by a tool run after compilation but before execution</text:p>
      <text:p text:style-name="P12">•<text:tab/>Support for dynamic enhancement of <text:alphabetical-index-mark-start text:id="IMark5234198576" text:main-entry="true"/>static<text:alphabetical-index-mark-end text:id="IMark5234198576"/> (compiled with javac) and dynamic (created at runtime) classes by user- or implementation-written class loader</text:p>
      <text:p text:style-name="P12">•<text:tab/>Support for build tools such as maven plugins, eclipse plugins, and ant plugins</text:p>
      <text:p text:style-name="P8"><draw:frame draw:style-name="fr1" draw:name="3" text:anchor-type="as-char" svg:width="7.091cm" svg:height="0.342cm" draw:z-index="3"><draw:image xlink:href="Pictures/2000000700000FB5000000C94FDA4EAC.wmf" xlink:type="simple" xlink:show="embed" xlink:actuate="onLoad"/></draw:frame></text:p>
      <text:h text:style-name="P23" text:outline-level="2"><text:alphabetical-index-mark-start text:id="IMark5234198576" text:main-entry="true"/>Standard Enhancement<text:alphabetical-index-mark-end text:id="IMark5234198576"/></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itself. Enhancing the persistent classes is the function of a JDO implementation, and in particular, <text:soft-page-break/>the Reference Implementation. The <text:alphabetical-index-mark-start text:id="IMark5234198576" text:main-entry="true"/>Enhancer<text:alphabetical-index-mark-end text:id="IMark5234198576"/> main program calls a standard <text:alphabetical-index-mark-start text:id="IMark5235001008" text:main-entry="true"/>enhancer<text:alphabetical-index-mark-end text:id="IMark5235001008"/> by using the services locator architecture. Thus, the <text:alphabetical-index-mark-start text:id="IMark5234434792" text:main-entry="true"/>Enhancer<text:alphabetical-index-mark-end text:id="IMark5234434792"/> main program can call any <text:alphabetical-index-mark-start text:id="IMark5234435080" text:main-entry="true"/>enhancer<text:alphabetical-index-mark-end text:id="IMark5234435080"/>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text:alphabetical-index-mark-start text:id="IMark5234435080" text:main-entry="true"/>enhancer<text:alphabetical-index-mark-end text:id="IMark5234435080"/> operates on the byte code representation of persistent classes, and creates new byte code representations of the classes. The input byte code representations can come from four sources:</text:p>
      <text:p text:style-name="P12">•<text:tab/>a byte array such as might be created by a dynamic class generator;</text:p>
      <text:p text:style-name="P12">•<text:tab/>a file that contains the byte codes as generated by the javac compiler;</text:p>
      <text:p text:style-name="P12">•<text:tab/>a jar file containing multiple classes and metadata files;</text:p>
      <text:p text:style-name="P12">•<text:tab/>a resource loaded from a class loader that contains the byte codes as generated by the javac compiler</text:p>
      <text:p text:style-name="P2">The output byte code representations can be written to one of three destinations:</text:p>
      <text:p text:style-name="P12">•<text:tab/>the same file as was provided as input;</text:p>
      <text:p text:style-name="P12">•<text:tab/>the same jar file as was provided as input, in which case all contents of the jar file that are not enhanced are preserved intact;</text:p>
      <text:p text:style-name="P12">•<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0" text:outline-level="3"><text:alphabetical-index-mark-start text:id="IMark5234435080" text:main-entry="true"/>Enhancer<text:alphabetical-index-mark-end text:id="IMark5234435080"/> Main </text:h>
      <text:p text:style-name="P2">The <text:alphabetical-index-mark-start text:id="IMark5234435080" text:main-entry="true"/><text:span text:style-name="T1">Enhancer</text:span><text:alphabetical-index-mark-end text:id="IMark5234435080"/>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text:alphabetical-index-mark-start text:id="IMark5234434792" text:main-entry="true"/>Enhancer<text:alphabetical-index-mark-end text:id="IMark5234434792"/>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text:alphabetical-index-mark-start text:id="IMark5234434792" text:main-entry="true"/>enhancer<text:alphabetical-index-mark-end text:id="IMark5234434792"/> is invoked with the following command line:</text:p>
      <text:p text:style-name="P3">java -cp &lt;classpath&gt; javax.jdo.<text:alphabetical-index-mark-start text:id="IMark5234434792" text:main-entry="true"/>Enhancer<text:alphabetical-index-mark-end text:id="IMark5234434792"/> &lt;options&gt; &lt;directory, class, jdo, or jar file names&gt;</text:p>
      <text:p text:style-name="P12">•<text:tab/>&lt;classpath&gt; must contain the jdo specification jar, the implementation jar and any implementation dependencies, the statically-compiled classes, and the jdo metadata files loadable as resources</text:p>
      <text:p text:style-name="P12">•<text:tab/>&lt;options&gt; include:</text:p>
      <text:p text:style-name="P16">• <text:s/>-pu &lt;persistence-unit-name&gt; : the name of a <text:alphabetical-index-mark-start text:id="IMark5234434792" text:main-entry="true"/>persistence unit<text:alphabetical-index-mark-end text:id="IMark5234434792"/></text:p>
      <text:p text:style-name="P16">• <text:s/>-d &lt;target directory&gt; : write the enhanced classes to the specified directory </text:p>
      <text:p text:style-name="P16">• <text:s/>-checkonly : just check the classes for enhancement status </text:p>
      <text:p text:style-name="P16"><text:soft-page-break/>• <text:s/>-v : verbose output </text:p>
      <text:p text:style-name="P16">• <text:s/>-r : recurse through directories to find all classes and metadata files to enhance</text:p>
      <text:p text:style-name="P16">• <text:s/>-cp &lt;<text:alphabetical-index-mark-start text:id="IMark5234434792" text:main-entry="true"/>enhancer<text:alphabetical-index-mark-end text:id="IMark5234434792"/> class loader path&gt; : if not already included in the java class loader, this parameter must contain the statically-compiled classes, and the jdo metadata files loadable as resources</text:p>
      <text:p text:style-name="P16">• <text:s/>&lt;directory, file, or resource names&gt;</text:p>
      <text:p text:style-name="P2"/>
      <text:p text:style-name="P2">Each entry following the options must be a directory, a file, or a resource name.</text:p>
      <text:p text:style-name="P2">The <text:alphabetical-index-mark-start text:id="IMark5234434792" text:main-entry="true"/>enhancer<text:alphabetical-index-mark-end text:id="IMark5234434792"/> main program processes the command line and passes the parameters to the <text:alphabetical-index-mark-start text:id="IMark5234435080" text:main-entry="true"/>enhancer<text:alphabetical-index-mark-end text:id="IMark5234435080"/>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text:alphabetical-index-mark-start text:id="IMark5234435080" text:main-entry="true"/>enhancer<text:alphabetical-index-mark-end text:id="IMark5234435080"/> program exits with error code 3 (<text:alphabetical-index-mark-start text:id="IMark5234434792" text:main-entry="true"/><text:span text:style-name="T1">ENHANCER</text:span><text:alphabetical-index-mark-end text:id="IMark5234434792"/><text:span text:style-name="T1">_USAGE_ERROR</text:span>).</text:p>
      <text:p text:style-name="P2">Parameters are processed as follows:</text:p>
      <text:p text:style-name="P12">•<text:tab/>-cp &lt;<text:alphabetical-index-mark-start text:id="IMark5234434792" text:main-entry="true"/>enhancer<text:alphabetical-index-mark-end text:id="IMark5234434792"/> class loader path&gt;: If this option is present, a new class loader is constructed, parented with the context class loader, to which the urls in the &lt;<text:alphabetical-index-mark-start text:id="IMark5234435080" text:main-entry="true"/>enhancer<text:alphabetical-index-mark-end text:id="IMark5234435080"/> class loader path&gt; are added. The format of &lt;<text:alphabetical-index-mark-start text:id="IMark5235001008" text:main-entry="true"/>enhancer<text:alphabetical-index-mark-end text:id="IMark5235001008"/> class loader path&gt; is the same as the -cp option of the java command. The class loader is passed to the <text:alphabetical-index-mark-start text:id="IMark5234198576" text:main-entry="true"/>enhancer<text:alphabetical-index-mark-end text:id="IMark5234198576"/> via the <text:span text:style-name="T1">setClassLoader</text:span> method.</text:p>
      <text:p text:style-name="P12">•<text:tab/>-pu &lt;persistence-unit-name&gt;: If this option is present, each persistence-unit-name is passed to the <text:alphabetical-index-mark-start text:id="IMark5234198576" text:main-entry="true"/>enhancer<text:alphabetical-index-mark-end text:id="IMark5234198576"/> via the <text:span text:style-name="T1">addPersistenceUnit</text:span> method.</text:p>
      <text:p text:style-name="P12">•<text:tab/>-d &lt;target directory&gt;: If this option is present, the target directory is passed to the <text:alphabetical-index-mark-start text:id="IMark5234198576" text:main-entry="true"/>enhancer<text:alphabetical-index-mark-end text:id="IMark5234198576"/> via the <text:span text:style-name="T1">setOutputDirectory</text:span> method.</text:p>
      <text:p text:style-name="P12">•<text:tab/>-v: If this option is present, the verbose flag is set via the <text:span text:style-name="T1">setVerbose</text:span> method.</text:p>
      <text:p text:style-name="P12">•<text:tab/>-r: If this option is present, directories are recursively searched for files.</text:p>
      <text:p text:style-name="P12">•<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text:alphabetical-index-mark-start text:id="IMark5234198576" text:main-entry="true"/>enhancer<text:alphabetical-index-mark-end text:id="IMark5234198576"/>. The <text:alphabetical-index-mark-start text:id="IMark5235001008" text:main-entry="true"/>enhancer<text:alphabetical-index-mark-end text:id="IMark5235001008"/> handles the files as follows:</text:p>
      <text:p text:style-name="P12">•<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text:alphabetical-index-mark-start text:id="IMark5235001008" text:main-entry="true"/>enhancer<text:alphabetical-index-mark-end text:id="IMark5235001008"/> via the <text:span text:style-name="T1">addClasses</text:span> method.</text:p>
      <text:p text:style-name="P12">•<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text:alphabetical-index-mark-start text:id="IMark5235001008" text:main-entry="true"/>enhancer<text:alphabetical-index-mark-end text:id="IMark5235001008"/> via the <text:span text:style-name="T1">addFiles</text:span> method.</text:p>
      <text:p text:style-name="P12">•<text:tab/>For a <text:span text:style-name="T1">.jar</text:span> file, the file may contain <text:span text:style-name="T1">.class</text:span> files and <text:span text:style-name="T1">.jdo</text:span> metadata files. Each jar file name is passed to the <text:alphabetical-index-mark-start text:id="IMark5235001008" text:main-entry="true"/>enhancer<text:alphabetical-index-mark-end text:id="IMark5235001008"/> via the <text:span text:style-name="T1">addJar</text:span> method.</text:p>
      <text:p text:style-name="P12"><text:soft-page-break/>•<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2">•<text:tab/>Files that are not recognized as above are silently ignored.</text:p>
      <text:p text:style-name="P8"><draw:frame draw:style-name="fr1" draw:name="4" text:anchor-type="as-char" svg:width="7.091cm" svg:height="0.342cm" draw:z-index="4"><draw:image xlink:href="Pictures/2000000700000FB5000000C94FDA4EAC.wmf" xlink:type="simple" xlink:show="embed" xlink:actuate="onLoad"/></draw:frame></text:p>
      <text:h text:style-name="P23"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2">•<text:tab/>classes are to use primary key or non-managed object identity;</text:p>
      <text:p text:style-name="P12">•<text:tab/>fields declared as transient in the class definition are to be persistent in the datastore;</text:p>
      <text:p text:style-name="P12">•<text:tab/>fields not declared as transient in the class definition are to be non-persistent in the datastore;</text:p>
      <text:p text:style-name="P12">•<text:tab/>fields are to be transactional non-persistent;</text:p>
      <text:p text:style-name="P12">•<text:tab/>fields with domains of references to persistence-capable classes are to be part of the default fetch group;</text:p>
      <text:p text:style-name="P12">•<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2">•<text:tab/>fields with domains of <text:span text:style-name="T1">String</text:span> are not to be part of the default fetch group;</text:p>
      <text:p text:style-name="P12">•<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ext:soft-page-break/>To preserve the security of instances of <text:alphabetical-index-mark-start text:id="IMark5235001008" text:main-entry="true"/><text:span text:style-name="T1">PersistenceCapable</text:span><text:alphabetical-index-mark-end text:id="IMark5235001008"/> classes, access restrictions to fields before enhancement will be propagated to accessor methods after enhancement. Further, <text:span text:style-name="Assertion">A20.3-25 [</text:span>to become the delegate of field access (<text:span text:style-name="T1">StateManager</text:span>) the caller must be authorized for <text:span text:style-name="T1">JDOPermission</text:span>.<text:span text:style-name="Assertion">] </text:span></text:p>
      <text:p text:style-name="P2">A JDO implementation must interoperate with classes enhanced by the Reference <text:alphabetical-index-mark-start text:id="IMark5235001008" text:main-entry="true"/>Enhancer<text:alphabetical-index-mark-end text:id="IMark5235001008"/>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text:alphabetical-index-mark-start text:id="IMark5235001008" text:main-entry="true"/>Enhancer<text:alphabetical-index-mark-end text:id="IMark5235001008"/> makes the following changes to the least-derived (topmost) persistence-capable classes:</text:p>
      <text:p text:style-name="P12">•<text:span text:style-name="T5"><text:tab/></text:span><text:span text:style-name="Assertion">A20.3-1 [</text:span>adds a field named <text:span text:style-name="T1">jdoStateManager</text:span>, of type <text:span text:style-name="T1">javax.jdo.spi.StateManager</text:span> to associate each instance with zero or one instance of JDO <text:span text:style-name="T1">StateManager</text:span>;<text:span text:style-name="Assertion">]</text:span></text:p>
      <text:p text:style-name="P12">•<text:span text:style-name="T5"><text:tab/></text:span><text:span text:style-name="Assertion">A20.3-2 [</text:span>adds a synchronized method <text:span text:style-name="T1">jdoReplaceStateManager</text:span> (to replace the value of the <text:span text:style-name="T1">jdoStateManager</text:span>), which invokes security checking for declared <text:span text:style-name="T1">JDOPermission</text:span>;<text:span text:style-name="Assertion">]</text:span></text:p>
      <text:p text:style-name="P12">•<text:span text:style-name="T5"><text:tab/></text:span><text:span text:style-name="Assertion">A20.3-3 [</text:span>adds a field named <text:span text:style-name="T1">jdoFlags</text:span> of type <text:span text:style-name="T1">byte</text:span> in the least-derived persistence capable class, to distinguish readable and writable instances from non-readable and non-writable instances;<text:span text:style-name="Assertion">]</text:span></text:p>
      <text:p text:style-name="P12">•<text:span text:style-name="T5"><text:tab/></text:span><text:span text:style-name="Assertion">A20.3-4 [</text:span>adds a method <text:span text:style-name="T1">jdoReplaceFlags</text:span> to require the instance to request an updated value for the <text:span text:style-name="T1">jdoFlags</text:span> field from the <text:span text:style-name="T1">StateManager</text:span>;<text:span text:style-name="Assertion">]</text:span></text:p>
      <text:p text:style-name="P12">•<text:tab/>adds methods to implement status query methods by delegating to the <text:span text:style-name="T1">StateManager</text:span>;</text:p>
      <text:p text:style-name="P12">•<text:span text:style-name="T5"><text:tab/></text:span><text:span text:style-name="Assertion">A20.3-26 [</text:span>adds method <text:span text:style-name="T1">jdoReplaceFields(int[])</text:span> to obtain values of specified fields from the <text:span text:style-name="T1">StateManager</text:span> and cache the values in the instance;<text:span text:style-name="Assertion">]</text:span></text:p>
      <text:p text:style-name="P12">•<text:span text:style-name="T5"><text:tab/></text:span><text:span text:style-name="Assertion">A20.3-27 [</text:span>adds method <text:span text:style-name="T1">jdoProvideFields(int[])</text:span> to supply values of specific fields to the <text:span text:style-name="T1">StateManager</text:span>;<text:span text:style-name="Assertion">]</text:span></text:p>
      <text:p text:style-name="P12">•<text:span text:style-name="T5"><text:tab/></text:span><text:span text:style-name="Assertion">A20.3-28 [</text:span>adds a method <text:span text:style-name="T1">void jdoCopyFields(Object other, int[] fieldNumbers)</text:span> to allow the <text:span text:style-name="T1">StateManager</text:span> to manage multiple images of the persistence capable instance;<text:span text:style-name="Assertion">]</text:span></text:p>
      <text:p text:style-name="P12">•<text:tab/>adds a method <text:span text:style-name="T1">void jdoCopyField(Object other, int fieldNumber)</text:span> to allow the <text:span text:style-name="T1">StateManager</text:span> to manage multiple images of the persistence capable instance;</text:p>
      <text:p text:style-name="P12">•<text:span text:style-name="T5"><text:tab/></text:span><text:span text:style-name="Assertion">A20.3-19 [</text:span>adds a method <text:span text:style-name="T1">jdoPreSerialize</text:span><text:span text:style-name="Assertion">]</text:span> to load all non-transient fields into the instance prior to <text:alphabetical-index-mark-start text:id="IMark5235001008" text:main-entry="true"/>serialization<text:alphabetical-index-mark-end text:id="IMark5235001008"/>;</text:p>
      <text:p text:style-name="P2">The Reference <text:alphabetical-index-mark-start text:id="IMark5235001008" text:main-entry="true"/>Enhancer<text:alphabetical-index-mark-end text:id="IMark5235001008"/> makes the following changes to least-derived (topmost) persistence-capable classes and classes that declare an <text:span text:style-name="T1">objectid-class</text:span> in their xml:</text:p>
      <text:p text:style-name="P13"><text:soft-page-break/>•<text:span text:style-name="T5"><text:tab/></text:span><text:span text:style-name="Assertion">A20.3-22 [</text:span>adds methods <text:span text:style-name="T1">jdoCopyKeyFieldsToObjectId(</text:span><text:alphabetical-index-mark-start text:id="IMark5235001008" text:main-entry="true"/><text:span text:style-name="T1">PersistenceCapable</text:span><text:alphabetical-index-mark-end text:id="IMark5235001008"/><text:span text:style-name="T1"> pc, Object oid)</text:span><text:span text:style-name="Assertion">]</text:span> and <text:span text:style-name="Assertion">A20.3-23 [</text:span><text:span text:style-name="T1">jdoCopyKeyFieldsToObjectId(ObjectIdFieldSupplier fs, Object oid)</text:span>.<text:span text:style-name="Assertion">]</text:span></text:p>
      <text:p text:style-name="P13">•<text:span text:style-name="T5"><text:tab/></text:span><text:span text:style-name="Assertion">A20.3-29 [</text:span>adds methods <text:span text:style-name="T1">jdoCopyKeyFieldsFromObjectId(Object oid)</text:span> and<text:span text:style-name="T1"> jdoCopyKeyFieldsFromObjectId(ObjectIdFieldConsumer fc, Object oid)</text:span>.<text:span text:style-name="Assertion">]</text:span></text:p>
      <text:p text:style-name="P12">•<text:span text:style-name="T5"><text:tab/></text:span><text:span text:style-name="Assertion">A20.3-21 [</text:span>adds a method <text:span text:style-name="T1">jdoNewObjectIdInstance()</text:span> which creates an instance of the jdo ObjectId for this class.<text:span text:style-name="Assertion">]</text:span></text:p>
      <text:p text:style-name="P2">The Reference <text:alphabetical-index-mark-start text:id="IMark5235001008" text:main-entry="true"/>Enhancer<text:alphabetical-index-mark-end text:id="IMark5235001008"/> makes the following changes to the least-derived class marked as Detachable:</text:p>
      <text:p text:style-name="P12">•<text:tab/>adds “<text:span text:style-name="T1">implements javax.jdo.spi.Detachable</text:span>” to the class definition;</text:p>
      <text:p text:style-name="P12">•<text:tab/>adds a serializable field “<text:span text:style-name="T1">Object[] jdoDetachedState</text:span>” to the class definition;</text:p>
      <text:p text:style-name="P12">•<text:tab/>adds a method “<text:span text:style-name="T1">void jdoReplaceDetachedState()</text:span>” to the class definition.</text:p>
      <text:p text:style-name="P2">The Reference <text:alphabetical-index-mark-start text:id="IMark5235001008" text:main-entry="true"/>Enhancer<text:alphabetical-index-mark-end text:id="IMark5235001008"/> makes the following changes to all classes:</text:p>
      <text:p text:style-name="P12">•<text:span text:style-name="T5"><text:tab/></text:span><text:span text:style-name="Assertion">A20.3-0 [</text:span>adds “<text:span text:style-name="T1">implements javax.jdo.spi.</text:span><text:alphabetical-index-mark-start text:id="IMark5235001008" text:main-entry="true"/><text:span text:style-name="T1">PersistenceCapable</text:span><text:alphabetical-index-mark-end text:id="IMark5235001008"/>” to the class definition;<text:span text:style-name="Assertion">]</text:span></text:p>
      <text:p text:style-name="P12"><text:span text:style-name="T5">•<text:tab/></text:span><text:span text:style-name="Assertion"><text:span text:style-name="T6">A20.3-6 [</text:span></text:span><text:span text:style-name="T6">adds two methods </text:span><text:span text:style-name="T3">jdoNewInstance</text:span><text:span text:style-name="T6">, one of which takes a parameter of type </text:span><text:span text:style-name="T3">StateManager</text:span><text:span text:style-name="T6">, to be used by the implementation when a new persistent instance is required (this method allows a performance optimization), and the other takes a parameter of type </text:span><text:span text:style-name="T3">StateManager</text:span><text:span text:style-name="T6"> and a parameter of an </text:span><text:span text:style-name="T3">ObjectId</text:span><text:span text:style-name="T6"> for key field initialization;</text:span><text:span text:style-name="Assertion"><text:span text:style-name="T6">]</text:span></text:span><text:span text:style-name="T5"> </text:span></text:p>
      <text:p text:style-name="P12">•<text:tab/>adds two methods, <text:span text:style-name="T1">makeDirty(String fieldName)</text:span> and <text:span text:style-name="T1">makeDirty(int fieldNumber)</text:span>, to manage making fields dirty.</text:p>
      <text:p text:style-name="P12">•<text:span text:style-name="T5"><text:tab/></text:span><text:span text:style-name="Assertion">A20.3-7 [</text:span>adds method <text:span text:style-name="T1">jdoReplaceField(int)</text:span> to obtain values of specified fields from the <text:span text:style-name="T1">StateManager</text:span> and cache the values in the instance;<text:span text:style-name="Assertion">]</text:span></text:p>
      <text:p text:style-name="P12">•<text:span text:style-name="T5"><text:tab/></text:span><text:span text:style-name="Assertion">A20.3-8 [</text:span>adds method <text:span text:style-name="T1">jdoProvideField(int)</text:span> to supply values of specific fields to the <text:span text:style-name="T1">StateManager</text:span>;<text:span text:style-name="Assertion">]</text:span></text:p>
      <text:p text:style-name="P12">•<text:span text:style-name="T5"><text:tab/></text:span><text:span text:style-name="Assertion">A20.3-9 [</text:span>adds an accessor method and mutator method for each field declared in the class, which delegates to the <text:span text:style-name="T1">StateManager</text:span> for values;<text:span text:style-name="Assertion">]</text:span></text:p>
      <text:p text:style-name="P12">•<text:tab/>leaves the modifiers of all persistent fields the same as the unenhanced class to allow the enhanced classes to be used for compilation of other classes;</text:p>
      <text:p text:style-name="P12">•<text:span text:style-name="T5"><text:tab/></text:span><text:span text:style-name="Assertion">A20.3-11 [</text:span>adds a method <text:span text:style-name="T1">jdoCopyField(&lt;class&gt; other, int fieldNumber)</text:span><text:span text:style-name="Assertion">]</text:span> to allow the <text:span text:style-name="T1">StateManager</text:span> to manage multiple images of the persistence capable instance;</text:p>
      <text:p text:style-name="P12">•<text:span text:style-name="T5"><text:tab/></text:span><text:span text:style-name="Assertion">A20.3-12 [</text:span>adds a method <text:span text:style-name="T1">jdoGetManagedFieldCount()</text:span><text:span text:style-name="Assertion">]</text:span> to manage the numbering of fields with respect to inherited managed fields.</text:p>
      <text:p text:style-name="P12">•<text:span text:style-name="T5"><text:tab/></text:span><text:span text:style-name="Assertion">A20.3-13 [</text:span>adds a field <text:span text:style-name="T1">jdoInheritedFieldCount</text:span>, which is set at class initialization time to the returned value of <text:span text:style-name="T1">super.jdoGetManagedFieldCount()</text:span>.<text:span text:style-name="Assertion">]</text:span></text:p>
      <text:p text:style-name="P12">•<text:span text:style-name="T5"><text:tab/></text:span><text:span text:style-name="Assertion">A20.3-14, A20.3-15, A20.3-16 [</text:span>adds fields <text:span text:style-name="T1">jdoFieldNames</text:span>, <text:span text:style-name="T1">jdoFieldTypes</text:span>, and <text:span text:style-name="T1">jdoFieldFlags</text:span>, which contain the names, types, and flags of managed fields.<text:span text:style-name="Assertion">]</text:span></text:p>
      <text:p text:style-name="P12"><text:soft-page-break/>•<text:span text:style-name="T5"><text:tab/></text:span><text:span text:style-name="Assertion">A20.3-17 [</text:span>adds field <text:span text:style-name="T1">Class jdoPersistenceCapableSuperclass</text:span>, which contains the <text:span text:style-name="T1">Class</text:span> of the <text:alphabetical-index-mark-start text:id="IMark5235001008" text:main-entry="true"/><text:span text:style-name="T1">PersistenceCapable</text:span><text:alphabetical-index-mark-end text:id="IMark5235001008"/> superclass.<text:span text:style-name="Assertion">]</text:span></text:p>
      <text:p text:style-name="P12">•<text:span text:style-name="T5"><text:tab/></text:span><text:span text:style-name="Assertion">A20.3-18 [</text:span>adds a <text:alphabetical-index-mark-start text:id="IMark5235001008" text:main-entry="true"/>static<text:alphabetical-index-mark-end text:id="IMark5235001008"/> initializer to register the class with the <text:span text:style-name="T1">JDOImplHelper</text:span>.<text:span text:style-name="Assertion">]</text:span></text:p>
      <text:p text:style-name="P12">•<text:span text:style-name="T5"><text:tab/></text:span><text:span text:style-name="Assertion">A20.3-20 [</text:span>adds a field <text:span text:style-name="T1">serialVersionUID</text:span> if it does not already exist, and calculates its initial value based on the non-enhanced class definition.<text:span text:style-name="Assertion">]</text:span></text:p>
      <text:p text:style-name="P2">Enhancement makes the following changes to persistence aware classes:</text:p>
      <text:p text:style-name="P12">•<text:span text:style-name="T5"><text:tab/></text:span><text:span text:style-name="Assertion">A20.3-24 [</text:span>modifies executable code that accesses fields of <text:alphabetical-index-mark-start text:id="IMark5235001008" text:main-entry="true"/><text:span text:style-name="T1">PersistenceCapable</text:span><text:alphabetical-index-mark-end text:id="IMark5235001008"/> classes not known to be not managed, replacing <text:span text:style-name="T1">getfield</text:span> and <text:span text:style-name="T1">putfield</text:span> calls with calls to the generated accessor and mutator methods.<text:span text:style-name="Assertion">]</text:span></text:p>
      <text:p text:style-name="P8"><draw:frame draw:style-name="fr1" draw:name="5" text:anchor-type="as-char" svg:width="7.091cm" svg:height="0.342cm" draw:z-index="5"><draw:image xlink:href="Pictures/2000000700000FB5000000C94FDA4EAC.wmf" xlink:type="simple" xlink:show="embed" xlink:actuate="onLoad"/></draw:frame></text:p>
      <text:h text:style-name="P23" text:outline-level="2"><text:alphabetical-index-mark-start text:id="IMark5235001008" text:main-entry="true"/>Inheritance<text:alphabetical-index-mark-end text:id="IMark5235001008"/></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text:alphabetical-index-mark-start text:id="IMark5235001008" text:main-entry="true"/>enhancer<text:alphabetical-index-mark-end text:id="IMark5235001008"/> delegates accesses of inherited hidden fields to the appropriate class by referencing the appropriate method implemented in the declaring class.</text:p>
      <text:p text:style-name="P2"><text:span text:style-name="Assertion">A20.4-1 [</text:span>All persistence capable classes in the <text:alphabetical-index-mark-start text:id="IMark5235001008" text:main-entry="true"/>inheritance<text:alphabetical-index-mark-end text:id="IMark5235001008"/> hierarchy must use the same kind of JDO identity.<text:span text:style-name="Assertion">]</text:span></text:p>
      <text:p text:style-name="P8"><draw:frame draw:style-name="fr1" draw:name="6" text:anchor-type="as-char" svg:width="7.091cm" svg:height="0.342cm" draw:z-index="6"><draw:image xlink:href="Pictures/2000000700000FB5000000C94FDA4EAC.wmf" xlink:type="simple" xlink:show="embed" xlink:actuate="onLoad"/></draw:frame></text:p>
      <text:h text:style-name="P23" text:outline-level="2"><text:alphabetical-index-mark-start text:id="IMark5235001008" text:main-entry="true"/>Field Numbering<text:alphabetical-index-mark-end text:id="IMark5235001008"/></text:h>
      <text:p text:style-name="P2">Enhancement assigns field numbers to all managed (transactional or persistent) fields. <text:alphabetical-index-mark-start text:id="IMark5235001008" text:main-entry="true"/>Generated methods<text:alphabetical-index-mark-end text:id="IMark5235001008"/>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Relative field numbers are calculated at enhancement time. For each persistence capable class the <text:alphabetical-index-mark-start text:id="IMark5235001008" text:main-entry="true"/>enhancer<text:alphabetical-index-mark-end text:id="IMark5235001008"/> determines the declared managed fields. To calculate the relative field number, the declared fields array is sorted by field name. Each managed field is assigned a relative field number, starting with zero. </text:p>
      <text:p text:style-name="P2">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alphabetical-index-mark-start text:id="IMark5235001008" text:main-entry="true"/><text:span text:style-name="T1">PersistenceCapable</text:span><text:alphabetical-index-mark-end text:id="IMark5235001008"/>; and in the reference implementation, between the <text:span text:style-name="T1">StateManager</text:span> and <text:span text:style-name="T1">StoreManager</text:span>. </text:p>
      <text:p text:style-name="P8"><text:soft-page-break/><draw:frame draw:style-name="fr1" draw:name="7" text:anchor-type="as-char" svg:width="7.091cm" svg:height="0.342cm" draw:z-index="7"><draw:image xlink:href="Pictures/2000000700000FB5000000C94FDA4EAC.wmf" xlink:type="simple" xlink:show="embed" xlink:actuate="onLoad"/></draw:frame></text:p>
      <text:h text:style-name="P23" text:outline-level="2"><text:alphabetical-index-mark-start text:id="IMark5235001008" text:main-entry="true"/>Serialization<text:alphabetical-index-mark-end text:id="IMark5235001008"/></text:h>
      <text:p text:style-name="P2"><text:alphabetical-index-mark-start text:id="IMark5235001008" text:main-entry="true"/>Serialization<text:alphabetical-index-mark-end text:id="IMark5235001008"/> of a transient instance results in writing an object graph of objects connected via non-transient fields. The explicit intent of JDO enhancement of serializable classes is to permit <text:alphabetical-index-mark-start text:id="IMark5234198576" text:main-entry="true"/>serialization<text:alphabetical-index-mark-end text:id="IMark5234198576"/> of transient instances or persistent instances to a format that can be deserialized by either an enhanced or non-enhanced class.</text:p>
      <text:p text:style-name="P2">Classes marked as Detachable are not <text:alphabetical-index-mark-start text:id="IMark5234198576" text:main-entry="true"/>serialization<text:alphabetical-index-mark-end text:id="IMark5234198576"/>-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text:span text:style-name="Assertion">A20.6-1 [</text:span>When the <text:span text:style-name="T1">writeObject</text:span> method is called on a class to serialize it,] all fields not declared as transient must be loaded into the instance. This function is performed by the <text:alphabetical-index-mark-start text:id="IMark5234198576" text:main-entry="true"/>enhancer<text:alphabetical-index-mark-end text:id="IMark5234198576"/>-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alphabetical-index-mark-start text:id="IMark5235001008" text:main-entry="true"/><text:span text:style-name="T1">PersistenceCapable</text:span><text:alphabetical-index-mark-end text:id="IMark5235001008"/> class an application-specific way.<text:span text:style-name="Assertion">]</text:span>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text:alphabetical-index-mark-start text:id="IMark5235001008" text:main-entry="true"/>inheritance<text:alphabetical-index-mark-end text:id="IMark5235001008"/> hierarchy needs to be modified or generated to call it. </text:p>
      <text:p text:style-name="P2"><text:span text:style-name="Assertion">A20.6-2 [</text:span>If a standard <text:alphabetical-index-mark-start text:id="IMark5235001008" text:main-entry="true"/>serialization<text:alphabetical-index-mark-end text:id="IMark5235001008"/> is done to an enhanced class instance, the fields added by the <text:alphabetical-index-mark-start text:id="IMark5234198576" text:main-entry="true"/>enhancer<text:alphabetical-index-mark-end text:id="IMark5234198576"/> will not be serialized because they are declared to be transient.<text:span text:style-name="Assertion">]</text:span> </text:p>
      <text:p text:style-name="P2">To allow a non-enhanced class to deserialize the stream, the <text:span text:style-name="T1">serialVersionUID</text:span> for the enhanced and non-enhanced classes must be identical. <text:span text:style-name="Assertion">A20.6-3 [</text:span>If the <text:span text:style-name="T1">serialVersionUID</text:span> field does not already exist in the non-enhanced class, the <text:alphabetical-index-mark-start text:id="IMark5234198576" text:main-entry="true"/>enhancer<text:alphabetical-index-mark-end text:id="IMark5234198576"/> will calculate it (excluding any <text:alphabetical-index-mark-start text:id="IMark5235001008" text:main-entry="true"/>enhancer<text:alphabetical-index-mark-end text:id="IMark5235001008"/>-<text:alphabetical-index-mark-start text:id="IMark5234435080" text:main-entry="true"/>generated fields<text:alphabetical-index-mark-end text:id="IMark5234435080"/> or methods) and add it to the enhanced class.<text:span text:style-name="Assertion">]</text:span></text:p>
      <text:p text:style-name="P2">If a <text:alphabetical-index-mark-start text:id="IMark5234435080" text:main-entry="true"/><text:span text:style-name="T1">PersistenceCapable</text:span><text:alphabetical-index-mark-end text:id="IMark5234435080"/> class is assignable to <text:span text:style-name="T1">java.io.Serializable</text:span> but its persistence-capable superclass is not, then the <text:alphabetical-index-mark-start text:id="IMark5235001008" text:main-entry="true"/>enhancer<text:alphabetical-index-mark-end text:id="IMark5235001008"/> will modify the class in the following way: </text:p>
      <text:p text:style-name="P12">•<text:span text:style-name="T5"><text:tab/></text:span><text:span text:style-name="Assertion">A20.6-4 [</text:span>if the class does not contain implementations of <text:span text:style-name="T1">writeObject</text:span>, or <text:span text:style-name="T1">writeReplace</text:span>, then the <text:alphabetical-index-mark-start text:id="IMark5235001008" text:main-entry="true"/>enhancer<text:alphabetical-index-mark-end text:id="IMark5235001008"/> will generate <text:span text:style-name="T1">writeObject</text:span>. Fields that are required to be present during <text:alphabetical-index-mark-start text:id="IMark5234435080" text:main-entry="true"/>serialization<text:alphabetical-index-mark-end text:id="IMark5234435080"/> operations will be explicitly instantiated by the generated method <text:span text:style-name="T1">jdoPreSerialize</text:span>, which will be called by the <text:alphabetical-index-mark-start text:id="IMark5234198576" text:main-entry="true"/>enhancer<text:alphabetical-index-mark-end text:id="IMark5234198576"/>-generated <text:span text:style-name="T1">writeObject</text:span>.<text:span text:style-name="Assertion">]</text:span></text:p>
      <text:p text:style-name="P12">•<text:span text:style-name="T5"><text:tab/></text:span><text:span text:style-name="Assertion">A20.6-6 [</text:span>if the class contains an implementation of <text:span text:style-name="T1">writeObject</text:span> or <text:span text:style-name="T1">writeReplace</text:span>, it will be changed to call <text:span text:style-name="T1">jdoPreSerialize</text:span> prior to any user-written code in the method.<text:span text:style-name="Assertion">]</text:span></text:p>
      <text:p text:style-name="P2"><text:span text:style-name="Assertion">A20.6-5 [</text:span>If a <text:alphabetical-index-mark-start text:id="IMark5234198576" text:main-entry="true"/><text:span text:style-name="T1">PersistenceCapable</text:span><text:alphabetical-index-mark-end text:id="IMark5234198576"/> class is assignable to <text:span text:style-name="T1">java.io.Serializable</text:span>, then the non-transient fields might be instantiated prior to <text:alphabetical-index-mark-start text:id="IMark5234435080" text:main-entry="true"/>serialization<text:alphabetical-index-mark-end text:id="IMark5234435080"/>.<text:span text:style-name="Assertion">]</text:span> However, the closure of instances reachable from this instance might include a large part of instances in the datastore. </text:p>
      <text:p text:style-name="P2"><text:soft-page-break/>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makePersistent methods.</text:p>
      <text:p text:style-name="P8"><draw:frame draw:style-name="fr1" draw:name="8" text:anchor-type="as-char" svg:width="7.091cm" svg:height="0.342cm" draw:z-index="8"><draw:image xlink:href="Pictures/2000000700000FB5000000C94FDA4EAC.wmf" xlink:type="simple" xlink:show="embed" xlink:actuate="onLoad"/></draw:frame></text:p>
      <text:h text:style-name="P23" text:outline-level="2"><text:alphabetical-index-mark-start text:id="IMark5234435080" text:main-entry="true"/>Cloning<text:alphabetical-index-mark-end text:id="IMark5234435080"/></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text:alphabetical-index-mark-start text:id="IMark5234435080" text:main-entry="true"/>enhancer<text:alphabetical-index-mark-end text:id="IMark5234435080"/> modifies the <text:alphabetical-index-mark-start text:id="IMark5234198576" text:main-entry="true"/>cloning<text:alphabetical-index-mark-end text:id="IMark5234198576"/> behavior by modifying certain methods that invoke <text:span text:style-name="T1">clone</text:span>, <text:span text:style-name="Assertion">A20.7-1 [</text:span>setting these two fields to indicate that the clone is a transient instance.<text:span text:style-name="Assertion">]</text:span>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alphabetical-index-mark-start text:id="IMark5234198576" text:main-entry="true"/><text:span text:style-name="T1">PersistenceCapable</text:span><text:alphabetical-index-mark-end text:id="IMark5234198576"/> class) to <text:span text:style-name="Assertion">A20.7-2 [</text:span>reset these two fields<text:span text:style-name="Assertion">]</text:span>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2">•<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2">•<text:tab/>Where there is no clone method declared in the persistence-capable root class, the clone will not be disconnected, and the runtime will disconnect the clone the first time the <text:span text:style-name="T1">StateManager</text:span> is called by the clone. </text:p>
      <text:p text:style-name="P8"><draw:frame draw:style-name="fr1" draw:name="9" text:anchor-type="as-char" svg:width="7.091cm" svg:height="0.342cm" draw:z-index="9"><draw:image xlink:href="Pictures/2000000700000FB5000000C94FDA4EAC.wmf" xlink:type="simple" xlink:show="embed" xlink:actuate="onLoad"/></draw:frame></text:p>
      <text:h text:style-name="P23" text:outline-level="2"><text:alphabetical-index-mark-start text:id="IMark5234198576" text:main-entry="true"/>Introspection<text:alphabetical-index-mark-end text:id="IMark5234198576"/> (Java core reflection)</text:h>
      <text:p text:style-name="P2">No changes are made to the behavior of <text:alphabetical-index-mark-start text:id="IMark5234198576" text:main-entry="true"/>introspection<text:alphabetical-index-mark-end text:id="IMark5234198576"/>. The current state of all fields is exposed to the reflection APIs. </text:p>
      <text:p text:style-name="P2">This is not at all what some users might expect. It is a future objective to more gracefully support <text:alphabetical-index-mark-start text:id="IMark5234198576" text:main-entry="true"/>introspection<text:alphabetical-index-mark-end text:id="IMark5234198576"/> of fields in persistent instances of persistence capable classes.</text:p>
      <text:p text:style-name="P8"><text:soft-page-break/><draw:frame draw:style-name="fr1" draw:name="10" text:anchor-type="as-char" svg:width="7.091cm" svg:height="0.342cm" draw:z-index="10"><draw:image xlink:href="Pictures/2000000700000FB5000000C94FDA4EAC.wmf" xlink:type="simple" xlink:show="embed" xlink:actuate="onLoad"/></draw:frame></text:p>
      <text:h text:style-name="P23" text:outline-level="2"><text:alphabetical-index-mark-start text:id="IMark5234198576"/>Field Modifiers<text:alphabetical-index-mark-end text:id="IMark5234198576"/></text:h>
      <text:p text:style-name="P2">Fields in persistence-capable classes are treated by the <text:alphabetical-index-mark-start text:id="IMark5234198576" text:main-entry="true"/>enhancer<text:alphabetical-index-mark-end text:id="IMark5234198576"/>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0" text:outline-level="3"><text:alphabetical-index-mark-start text:id="IMark5234198576"/>Non-persistent<text:alphabetical-index-mark-end text:id="IMark5234198576"/></text:h>
      <text:p text:style-name="P2">Non-persistent fields are ignored by the <text:alphabetical-index-mark-start text:id="IMark5234198576" text:main-entry="true"/>enhancer<text:alphabetical-index-mark-end text:id="IMark5234198576"/>. They are assumed to lie outside the domain of persistence. They might be changed at will by any method based only on the <text:alphabetical-index-mark-start text:id="IMark5234435080" text:main-entry="true"/>private<text:alphabetical-index-mark-end text:id="IMark5234435080"/>/protected/public modifiers. <text:span text:style-name="Assertion">A20.9.1-1 [</text:span>There is no enhancement of accesses to non-persistent fields.<text:span text:style-name="Assertion">]</text:span></text:p>
      <text:p text:style-name="P2"><text:span text:style-name="Assertion">A20.9.1-2 [</text:span>The default modifier is non-persistent for fields identified as transient in the class declaration.<text:span text:style-name="Assertion">]</text:span></text:p>
      <text:h text:style-name="P20" text:outline-level="3"><text:alphabetical-index-mark-start text:id="IMark5234435080"/>Transactional non-persistent<text:alphabetical-index-mark-end text:id="IMark5234435080"/></text:h>
      <text:p text:style-name="P2">Transactional non-persistent fields are non-persistent fields whose values are saved and restored during rollback. Their values are not stored in the datastore. <text:span text:style-name="Assertion">A20.9.2-1 [</text:span>There is no enhancement of read accesses to transactional non-persistent fields. Write accesses are always mediated (the <text:span text:style-name="T1">StateManager</text:span> is called on write).<text:span text:style-name="Assertion">]</text:span></text:p>
      <text:h text:style-name="P20" text:outline-level="3"><text:alphabetical-index-mark-start text:id="IMark5234435080"/>Persistent<text:alphabetical-index-mark-end text:id="IMark5234435080"/></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text:alphabetical-index-mark-start text:id="IMark5234435080" text:main-entry="true"/>enhancer<text:alphabetical-index-mark-end text:id="IMark5234435080"/>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alphabetical-index-mark-start text:id="IMark5234435080" text:main-entry="true"/><text:span text:style-name="T1">PersistenceCapable</text:span><text:alphabetical-index-mark-end text:id="IMark5234435080"/>.</text:p>
      <text:p text:style-name="P12">•<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2">•<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text:soft-page-break/>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0" text:outline-level="3"><text:alphabetical-index-mark-start text:id="IMark5234435080" text:main-entry="true"/>PrimaryKey<text:alphabetical-index-mark-end text:id="IMark5234435080"/></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text:span text:style-name="Assertion">A20.9.4-1 [</text:span>Primary key fields are always available in the instance, regardless of the state.<text:span text:style-name="Assertion">]</text:span> Therefore, read access to these fields is never mediated.</text:p>
      <text:h text:style-name="P20" text:outline-level="3"><text:alphabetical-index-mark-start text:id="IMark5234435080" text:main-entry="true"/>Embedded<text:alphabetical-index-mark-end text:id="IMark5234435080"/></text:h>
      <text:p text:style-name="P2">Fields identified as <text:alphabetical-index-mark-start text:id="IMark5234435080" text:main-entry="true"/>embedded<text:alphabetical-index-mark-end text:id="IMark5234435080"/> in the XML metadata are treated as containing <text:alphabetical-index-mark-start text:id="IMark5234198576" text:main-entry="true"/>embedded<text:alphabetical-index-mark-end text:id="IMark5234198576"/> instances. The default for Array, <text:span text:style-name="T1">Collection</text:span>, and <text:span text:style-name="T1">Map</text:span> types is <text:alphabetical-index-mark-start text:id="IMark5235001008" text:main-entry="true"/>embedded<text:alphabetical-index-mark-end text:id="IMark5235001008"/>. This is to allow JDO implementations to map persistence-capable field types to <text:alphabetical-index-mark-start text:id="IMark5234434792" text:main-entry="true"/>embedded<text:alphabetical-index-mark-end text:id="IMark5234434792"/> objects (aggregation by containment pattern).</text:p>
      <text:h text:style-name="P20" text:outline-level="3"><text:alphabetical-index-mark-start text:id="IMark5234434792" text:main-entry="true"/>Null-value<text:alphabetical-index-mark-end text:id="IMark5234434792"/></text:h>
      <text:p text:style-name="P2">Fields of <text:span text:style-name="T1">Object</text:span> types might be mapped to datastore elements that do not allow null values. The default behavior “none” is that no special treatment is done for null-valued fields. <text:span text:style-name="Assertion">A20.9.6-1 [</text:span>In this case, null-valued fields throw a <text:span text:style-name="T1">JDOUserException</text:span> when the instance is flushed to the datastore and the datastore does not support null values.<text:span text:style-name="Assertion">]</text:span> </text:p>
      <text:p text:style-name="P2">However, the treatment of <text:span text:style-name="T1">null</text:span>-valued fields can be modified by specifying the behavior in the XML metadata. The <text:alphabetical-index-mark-start text:id="IMark5234434792" text:main-entry="true"/><text:span text:style-name="T1">null</text:span>-value<text:alphabetical-index-mark-end text:id="IMark5234434792"/> setting of “default” is used when the default value for the datastore element is to be used for <text:span text:style-name="T1">null</text:span>-valued fields.</text:p>
      <text:p text:style-name="P2"><text:span text:style-name="Assertion">A20.9.6-2 [</text:span>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span text:style-name="Assertion">]</text:span></text:p>
      <text:p text:style-name="P2">For example, if a field of type <text:span text:style-name="T1">Integer</text:span> is mapped to a datastore int value, committing an instance with a field value of null where the <text:alphabetical-index-mark-start text:id="IMark5234434792" text:main-entry="true"/><text:span text:style-name="T1">null</text:span>-value<text:alphabetical-index-mark-end text:id="IMark5234434792"/> setting is “default” will result in a zero written to the datastore element. Similarly, a null-valued <text:span text:style-name="T1">String</text:span> field would be written to the datastore as an empty (zero length) <text:span text:style-name="T1">String</text:span> where the <text:alphabetical-index-mark-start text:id="IMark5235001008" text:main-entry="true"/>null-value<text:alphabetical-index-mark-end text:id="IMark5235001008"/> setting is “default”.</text:p>
      <text:p text:style-name="P8"><text:soft-page-break/><draw:frame draw:style-name="fr1" draw:name="11" text:anchor-type="as-char" svg:width="7.091cm" svg:height="0.342cm" draw:z-index="11"><draw:image xlink:href="Pictures/2000000700000FB5000000C94FDA4EAC.wmf" xlink:type="simple" xlink:show="embed" xlink:actuate="onLoad"/></draw:frame></text:p>
      <text:h text:style-name="P22" text:outline-level="3"><text:alphabetical-index-mark-start text:id="IMark5235001008" text:main-entry="true"/>Static<text:alphabetical-index-mark-end text:id="IMark5235001008"/></text:h>
      <text:p text:style-name="P2"><text:span text:style-name="Assertion">A20.10.1-1 [</text:span><text:alphabetical-index-mark-start text:id="IMark5235001008" text:main-entry="true"/>Static<text:alphabetical-index-mark-end text:id="IMark5235001008"/> fields are ignored by the <text:alphabetical-index-mark-start text:id="IMark5234434792" text:main-entry="true"/>enhancer<text:alphabetical-index-mark-end text:id="IMark5234434792"/>. They are not initialized by JDO; accesses to values are not mediated. <text:span text:style-name="Assertion">This assertion is duplicated in chapter 18.]</text:span></text:p>
      <text:h text:style-name="P20" text:outline-level="3"><text:alphabetical-index-mark-start text:id="IMark5234434792" text:main-entry="true"/>Final<text:alphabetical-index-mark-end text:id="IMark5234434792"/></text:h>
      <text:p text:style-name="P2"><text:span text:style-name="Assertion">A20.10.2-1 [</text:span><text:alphabetical-index-mark-start text:id="IMark5234434792" text:main-entry="true"/>Final<text:alphabetical-index-mark-end text:id="IMark5234434792"/> fields are treated as non-persistent and non-transactional by the <text:alphabetical-index-mark-start text:id="IMark5235001008" text:main-entry="true"/>enhancer<text:alphabetical-index-mark-end text:id="IMark5235001008"/>.<text:span text:style-name="Assertion">]</text:span> <text:alphabetical-index-mark-start text:id="IMark5234198576" text:main-entry="true"/>Final<text:alphabetical-index-mark-end text:id="IMark5234198576"/> fields are initialized only by the constructor, and their values cannot be changed after construction of the instance. <text:span text:style-name="Assertion">[</text:span>Therefore, their values cannot be loaded or stored by JDO; accesses are not mediated. <text:span text:style-name="Assertion">This assertion is duplicated in chapter 18.]</text:span> </text:p>
      <text:p text:style-name="P2">This treatment might not be what users expect; therefore, <text:alphabetical-index-mark-start text:id="IMark5234198576" text:main-entry="true"/>final<text:alphabetical-index-mark-end text:id="IMark5234198576"/> fields are not supported as persistent or transactional instance fields, <text:alphabetical-index-mark-start text:id="IMark5235001008" text:main-entry="true"/>final<text:alphabetical-index-mark-end text:id="IMark5235001008"/> <text:alphabetical-index-mark-start text:id="IMark5234434792" text:main-entry="true"/>static<text:alphabetical-index-mark-end text:id="IMark5234434792"/> fields are supported by ignoring them.</text:p>
      <text:h text:style-name="P20" text:outline-level="3"><text:alphabetical-index-mark-start text:id="IMark5234434792" text:main-entry="true"/>Private<text:alphabetical-index-mark-end text:id="IMark5234434792"/></text:h>
      <text:p text:style-name="P2"><text:alphabetical-index-mark-start text:id="IMark5234434792" text:main-entry="true"/>Private<text:alphabetical-index-mark-end text:id="IMark5234434792"/> fields are accessed only by methods in the class itself. <text:span text:style-name="Assertion">A20.10.3-1 [</text:span>JDO handles <text:alphabetical-index-mark-start text:id="IMark5235001008" text:main-entry="true"/>private<text:alphabetical-index-mark-end text:id="IMark5235001008"/> fields according to the semantic that <text:span text:style-name="Assertion">A.</text:span> values are stored in <text:alphabetical-index-mark-start text:id="IMark5234198576" text:main-entry="true"/>private<text:alphabetical-index-mark-end text:id="IMark5234198576"/> fields by the enhancement-generated <text:span text:style-name="T1">jdoSetXXX</text:span> methods or <text:span text:style-name="T1">jdoReplaceField</text:span>, which become part of the class definition. <text:span text:style-name="Assertion">B.</text:span> The enhancement-generated <text:span text:style-name="T1">jdoGetXXX</text:span> or <text:span text:style-name="T1">jdoProvideField</text:span> methods, which become part of the class definition, load values from <text:alphabetical-index-mark-start text:id="IMark5234435080" text:main-entry="true"/>private<text:alphabetical-index-mark-end text:id="IMark5234435080"/> fields.<text:span text:style-name="Assertion">]</text:span></text:p>
      <text:h text:style-name="P20" text:outline-level="3"><text:alphabetical-index-mark-start text:id="IMark5234435080" text:main-entry="true"/>Public, Protected<text:alphabetical-index-mark-end text:id="IMark5234435080"/></text:h>
      <text:p text:style-name="P2">Public fields are not recommended to be persistent in persistence capable classes. Classes that make reference to persistent public fields (persistence aware) must be enhanced themselves prior to execution. Protected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8"><draw:frame draw:style-name="fr1" draw:name="12" text:anchor-type="as-char" svg:width="7.091cm" svg:height="0.342cm" draw:z-index="12"><draw:image xlink:href="Pictures/2000000700000FB5000000C94FDA4EAC.wmf" xlink:type="simple" xlink:show="embed" xlink:actuate="onLoad"/></draw:frame></text:p>
      <text:h text:style-name="P23" text:outline-level="2"><text:alphabetical-index-mark-start text:id="IMark5234435080" text:main-entry="true"/>Fetch Groups<text:alphabetical-index-mark-end text:id="IMark5234435080"/></text:h>
      <text:p text:style-name="P2"><text:alphabetical-index-mark-start text:id="IMark5234435080" text:main-entry="true"/>Fetch groups<text:alphabetical-index-mark-end text:id="IMark5234435080"/>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text:soft-page-break/>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8"><draw:frame draw:style-name="fr1" draw:name="13" text:anchor-type="as-char" svg:width="7.091cm" svg:height="0.342cm" draw:z-index="13"><draw:image xlink:href="Pictures/2000000700000FB5000000C94FDA4EAC.wmf" xlink:type="simple" xlink:show="embed" xlink:actuate="onLoad"/></draw:frame></text:p>
      <text:h text:style-name="P23"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alphabetical-index-mark-start text:id="IMark5234435080" text:main-entry="true"/><text:span text:style-name="T1">PersistenceCapable</text:span><text:alphabetical-index-mark-end text:id="IMark5234435080"/>: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2">•<text:tab/>0 - <text:span text:style-name="T1">READ_WRITE_OK</text:span>: the values in the default fetch group can be read or written without intermediation of the associated <text:span text:style-name="T1">StateManager</text:span> instance.</text:p>
      <text:p text:style-name="P12">•<text:tab/>-1 - <text:span text:style-name="T1">READ_OK</text:span>: the values in the default fetch group can be read but not written without intermediation of the associated <text:span text:style-name="T1">StateManager</text:span> instance.</text:p>
      <text:p text:style-name="P12">•<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8"><draw:frame draw:style-name="fr1" draw:name="14" text:anchor-type="as-char" svg:width="7.091cm" svg:height="0.342cm" draw:z-index="14"><draw:image xlink:href="Pictures/2000000700000FB5000000C94FDA4EAC.wmf" xlink:type="simple" xlink:show="embed" xlink:actuate="onLoad"/></draw:frame></text:p>
      <text:h text:style-name="P23" text:outline-level="2">Exceptions</text:h>
      <text:p text:style-name="P2"><text:alphabetical-index-mark-start text:id="IMark5234435080" text:main-entry="true"/>Generated methods<text:alphabetical-index-mark-end text:id="IMark5234435080"/>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8"><draw:frame draw:style-name="fr1" draw:name="15" text:anchor-type="as-char" svg:width="7.091cm" svg:height="0.342cm" draw:z-index="15"><draw:image xlink:href="Pictures/2000000700000FB5000000C94FDA4EAC.wmf" xlink:type="simple" xlink:show="embed" xlink:actuate="onLoad"/></draw:frame></text:p>
      <text:h text:style-name="P23" text:outline-level="2"><text:alphabetical-index-mark-start text:id="IMark5234435080" text:main-entry="true"/>Modified field access<text:alphabetical-index-mark-end text:id="IMark5234435080"/></text:h>
      <text:p text:style-name="P2"><text:span text:style-name="Assertion">A20.13-1 [</text:span>The <text:alphabetical-index-mark-start text:id="IMark5234435080" text:main-entry="true"/>enhancer<text:alphabetical-index-mark-end text:id="IMark5234435080"/> modifies field accesses to guarantee that the values of fields are retrieved from the datastore prior to application usage.</text:p>
      <text:p text:style-name="P2"><text:span text:style-name="Assertion">A.</text:span>For any field access that reads the value of a field, the getfield byte code is replaced with a call to a generated local method, <text:span text:style-name="T1">jdoGetXXX</text:span><text:span text:style-name="Assertion">]</text:span>, which determines based on the kind of field (default <text:soft-page-break/>fetch group or not) and the state of the <text:span text:style-name="T1">jdoFlags</text:span> whether to call the <text:span text:style-name="T1">StateManager</text:span> with the field number needed.</text:p>
      <text:p text:style-name="P2"><text:span text:style-name="Assertion">B.[</text:span>For any field access that stores the new value of a field, the putfield byte code is replaced with a call to a generated local method, <text:span text:style-name="T1">jdoSetXXX</text:span><text:span text:style-name="Assertion">]</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5"> </text:p>
      <text:p text:style-name="P15">Table 10: Field access mediation</text:p>
      <text:p text:style-name="P6">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7"><text:change-start text:change-id="ct105553181438528"/>field type<text:change-end text:change-id="ct105553181438528"/></text:p>
            </table:table-cell>
            <table:table-cell table:style-name="Table1.B1" office:value-type="string">
              <text:p text:style-name="P18"><text:change-start text:change-id="ct105553181437760"/>read access<text:change-end text:change-id="ct105553181437760"/></text:p>
            </table:table-cell>
            <table:table-cell table:style-name="Table1.B1" office:value-type="string">
              <text:p text:style-name="P18"><text:change-start text:change-id="ct105553181438720"/>write access<text:change-end text:change-id="ct105553181438720"/></text:p>
            </table:table-cell>
            <table:table-cell table:style-name="Table1.B1" office:value-type="string">
              <text:p text:style-name="P18"><text:change-start text:change-id="ct105553181423296"/>flags<text:change-end text:change-id="ct105553181423296"/></text:p>
            </table:table-cell>
          </table:table-row>
        </table:table-header-rows>
        <table:table-row table:style-name="Table1.1">
          <table:table-cell table:style-name="Table1.A2" office:value-type="string">
            <text:p text:style-name="P9">transient transactional</text:p>
          </table:table-cell>
          <table:table-cell table:style-name="Table1.B2" office:value-type="string">
            <text:p text:style-name="P9">not checked</text:p>
          </table:table-cell>
          <table:table-cell table:style-name="Table1.B2" office:value-type="string">
            <text:p text:style-name="P9">checked</text:p>
          </table:table-cell>
          <table:table-cell table:style-name="Table1.B2" office:value-type="string">
            <text:p text:style-name="P10">CHECK_WRITE</text:p>
          </table:table-cell>
        </table:table-row>
        <table:table-row table:style-name="Table1.1">
          <table:table-cell table:style-name="Table1.A2" office:value-type="string">
            <text:p text:style-name="P9">primary key</text:p>
          </table:table-cell>
          <table:table-cell table:style-name="Table1.B2" office:value-type="string">
            <text:p text:style-name="P9">not checked</text:p>
          </table:table-cell>
          <table:table-cell table:style-name="Table1.B2" office:value-type="string">
            <text:p text:style-name="P9">mediated</text:p>
          </table:table-cell>
          <table:table-cell table:style-name="Table1.B2" office:value-type="string">
            <text:p text:style-name="P10">MEDIATE_WRITE</text:p>
          </table:table-cell>
        </table:table-row>
        <table:table-row table:style-name="Table1.1">
          <table:table-cell table:style-name="Table1.A2" office:value-type="string">
            <text:p text:style-name="P9">default fetch group</text:p>
          </table:table-cell>
          <table:table-cell table:style-name="Table1.B2" office:value-type="string">
            <text:p text:style-name="P9">checked</text:p>
          </table:table-cell>
          <table:table-cell table:style-name="Table1.B2" office:value-type="string">
            <text:p text:style-name="P9">checked</text:p>
          </table:table-cell>
          <table:table-cell table:style-name="Table1.B2" office:value-type="string">
            <text:p text:style-name="P10">CHECK_READ + CHECK_WRITE</text:p>
          </table:table-cell>
        </table:table-row>
        <table:table-row table:style-name="Table1.1">
          <table:table-cell table:style-name="Table1.A2" office:value-type="string">
            <text:p text:style-name="P9">non-default fetch group</text:p>
          </table:table-cell>
          <table:table-cell table:style-name="Table1.B2" office:value-type="string">
            <text:p text:style-name="P9">mediated</text:p>
          </table:table-cell>
          <table:table-cell table:style-name="Table1.B2" office:value-type="string">
            <text:p text:style-name="P9">mediated</text:p>
          </table:table-cell>
          <table:table-cell table:style-name="Table1.B2" office:value-type="string">
            <text:p text:style-name="P10">MEDIATE_READ + MEDIATE_WRITE</text:p>
          </table:table-cell>
        </table:table-row>
      </table:table>
      <text:p text:style-name="P5"> </text:p>
      <text:p text:style-name="P2">not checked: access is always granted</text:p>
      <text:p text:style-name="P2">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alphabetical-index-mark-start text:id="IMark5234435080" text:main-entry="true"/><text:span text:style-name="T1">PersistenceCapable</text:span><text:alphabetical-index-mark-end text:id="IMark5234435080"/> and may be combined only as in the above table (<text:span text:style-name="T1">SERIALIZABLE</text:span> may be combined with any other flags):</text:p>
      <text:p text:style-name="P14">1 - CHECK_READ</text:p>
      <text:p text:style-name="P14">2 - MEDIATE_READ</text:p>
      <text:p text:style-name="P14">4 - CHECK_WRITE</text:p>
      <text:p text:style-name="P14">8 - MEDIATE_WRITE</text:p>
      <text:p text:style-name="P14">16 - SERIALIZABLE</text:p>
      <text:p text:style-name="P8"><draw:frame draw:style-name="fr1" draw:name="16" text:anchor-type="as-char" svg:width="7.091cm" svg:height="0.342cm" draw:z-index="16"><draw:image xlink:href="Pictures/2000000700000FB5000000C94FDA4EAC.wmf" xlink:type="simple" xlink:show="embed" xlink:actuate="onLoad"/></draw:frame></text:p>
      <text:h text:style-name="P23" text:outline-level="2"><text:alphabetical-index-mark-start text:id="IMark5234435080" text:main-entry="true"/>Generated fields<text:alphabetical-index-mark-end text:id="IMark5234435080"/> in least-derived <text:alphabetical-index-mark-start text:id="IMark5234198576" text:main-entry="true"/><text:span text:style-name="T2">PersistenceCapable</text:span><text:alphabetical-index-mark-end text:id="IMark5234198576"/> class</text:h>
      <text:p text:style-name="P2"><text:span text:style-name="Assertion">A20.14-1, A20.14-2 [</text:span>These fields are generated only in the least-derived (topmost) class in the <text:alphabetical-index-mark-start text:id="IMark5234198576" text:main-entry="true"/>inheritance<text:alphabetical-index-mark-end text:id="IMark5234198576"/> hierarchy of persistence-capable classes.</text:p>
      <text:p text:style-name="P14"><text:soft-page-break/>protected transient javax.jdo.spi.StateManager jdoStateManager;<text:span text:style-name="Assertion">]</text:span></text:p>
      <text:p text:style-name="P2">This field contains the managing StateManager instance, if this instance is being managed.</text:p>
      <text:p text:style-name="P14"><text:span text:style-name="Assertion"><text:span text:style-name="T4">A20.14-2 [</text:span></text:span>protected transient byte jdoFlags;<text:span text:style-name="Assertion"><text:span text:style-name="T4">]</text:span></text:span></text:p>
      <text:p text:style-name="P2">This field contains the detached state, if this instance is detached.</text:p>
      <text:p text:style-name="P14"><text:span text:style-name="Assertion"><text:span text:style-name="T4">A20.14-3[</text:span></text:span>protected Object[] jdoDetachedState;<text:span text:style-name="Assertion"><text:span text:style-name="T4">]</text:span></text:span></text:p>
      <text:p text:style-name="P8"><draw:frame draw:style-name="fr1" draw:name="17" text:anchor-type="as-char" svg:width="7.091cm" svg:height="0.342cm" draw:z-index="17"><draw:image xlink:href="Pictures/2000000700000FB5000000C94FDA4EAC.wmf" xlink:type="simple" xlink:show="embed" xlink:actuate="onLoad"/></draw:frame></text:p>
      <text:h text:style-name="P23" text:outline-level="2"><text:alphabetical-index-mark-start text:id="IMark5234198576" text:main-entry="true"/>Generated fields<text:alphabetical-index-mark-end text:id="IMark5234198576"/> in all <text:alphabetical-index-mark-start text:id="IMark5234435080" text:main-entry="true"/><text:span text:style-name="T2">PersistenceCapable</text:span><text:alphabetical-index-mark-end text:id="IMark5234435080"/> classes</text:h>
      <text:p text:style-name="P2">The following fields are generated in all persistence-capable classes.</text:p>
      <text:p text:style-name="P14"><text:span text:style-name="Assertion"><text:span text:style-name="T4">A20.14-3 [</text:span></text:span><text:alphabetical-index-mark-start text:id="IMark5234435080" text:main-entry="true"/>private<text:alphabetical-index-mark-end text:id="IMark5234435080"/> <text:alphabetical-index-mark-start text:id="IMark5234198576" text:main-entry="true"/>final<text:alphabetical-index-mark-end text:id="IMark5234198576"/> <text:alphabetical-index-mark-start text:id="IMark5235001008" text:main-entry="true"/>static<text:alphabetical-index-mark-end text:id="IMark5235001008"/> int jdoInheritedFieldCount;</text:p>
      <text:p text:style-name="P2"><text:span text:style-name="Assertion">[A.</text:span> This field is initialized at class load time to be the number of fields managed by the superclasses of this class<text:span text:style-name="Assertion">]</text:span>, or <text:span text:style-name="Assertion">B.[</text:span>to zero if there is no persistence capable superclass.<text:span text:style-name="Assertion">]</text:span> </text:p>
      <text:p text:style-name="P14"><text:span text:style-name="Assertion"><text:span text:style-name="T4">A20.14-4 [</text:span></text:span><text:alphabetical-index-mark-start text:id="IMark5235001008" text:main-entry="true"/>private<text:alphabetical-index-mark-end text:id="IMark5235001008"/> <text:alphabetical-index-mark-start text:id="IMark5234198576" text:main-entry="true"/>final<text:alphabetical-index-mark-end text:id="IMark5234198576"/> <text:alphabetical-index-mark-start text:id="IMark5234435080" text:main-entry="true"/>static<text:alphabetical-index-mark-end text:id="IMark5234435080"/> String[] jdoFieldNames;</text:p>
      <text:p text:style-name="P2">This field is initialized at class load time to an array of names of persistent and transactional fields. The position in the array is the relative field number of the field.<text:span text:style-name="Assertion">]</text:span></text:p>
      <text:p text:style-name="P14"><text:span text:style-name="Assertion"><text:span text:style-name="T4">A20.14-5 [</text:span></text:span><text:alphabetical-index-mark-start text:id="IMark5234435080" text:main-entry="true"/>private<text:alphabetical-index-mark-end text:id="IMark5234435080"/> <text:alphabetical-index-mark-start text:id="IMark5234198576" text:main-entry="true"/>final<text:alphabetical-index-mark-end text:id="IMark5234198576"/> <text:alphabetical-index-mark-start text:id="IMark5235001008" text:main-entry="true"/>static<text:alphabetical-index-mark-end text:id="IMark5235001008"/> Class[] jdoFieldTypes;</text:p>
      <text:p text:style-name="P2">This field is initialized at class load time to an array of types of persistent and transactional fields. The position in the array is the relative field number of the field.<text:span text:style-name="Assertion">]</text:span></text:p>
      <text:p text:style-name="P14"><text:span text:style-name="Assertion"><text:span text:style-name="T4">A20.14-6 [</text:span></text:span><text:alphabetical-index-mark-start text:id="IMark5235001008" text:main-entry="true"/>private<text:alphabetical-index-mark-end text:id="IMark5235001008"/> <text:alphabetical-index-mark-start text:id="IMark5234198576" text:main-entry="true"/>final<text:alphabetical-index-mark-end text:id="IMark5234198576"/> <text:alphabetical-index-mark-start text:id="IMark5234435080" text:main-entry="true"/>static<text:alphabetical-index-mark-end text:id="IMark5234435080"/> byte[] jdoFieldFlags;</text:p>
      <text:p text:style-name="P2">This field is initialized at class load time to an array of flags indicating the characteristics of each persistent and transactional field.<text:span text:style-name="Assertion">]</text:span></text:p>
      <text:p text:style-name="P14"><text:span text:style-name="Assertion"><text:span text:style-name="T4">A20.14-7 [</text:span></text:span><text:alphabetical-index-mark-start text:id="IMark5234435080" text:main-entry="true"/>private<text:alphabetical-index-mark-end text:id="IMark5234435080"/> <text:alphabetical-index-mark-start text:id="IMark5234198576" text:main-entry="true"/>final<text:alphabetical-index-mark-end text:id="IMark5234198576"/> <text:alphabetical-index-mark-start text:id="IMark5235001008" text:main-entry="true"/>static<text:alphabetical-index-mark-end text:id="IMark5235001008"/> Class jdoPersistenceCapableSuperclass;</text:p>
      <text:p text:style-name="P2">This field is initialized at class load time to the class instance of the <text:alphabetical-index-mark-start text:id="IMark5235001008" text:main-entry="true"/><text:span text:style-name="T1">PersistenceCapable</text:span><text:alphabetical-index-mark-end text:id="IMark5235001008"/> superclass, or <text:span text:style-name="T1">null</text:span> if there is none.<text:span text:style-name="Assertion">]</text:span></text:p>
      <text:p text:style-name="P14"><text:alphabetical-index-mark-start text:id="IMark5235001008" text:main-entry="true"/>private<text:alphabetical-index-mark-end text:id="IMark5235001008"/> <text:alphabetical-index-mark-start text:id="IMark5234198576" text:main-entry="true"/>final<text:alphabetical-index-mark-end text:id="IMark5234198576"/> <text:alphabetical-index-mark-start text:id="IMark5234435080" text:main-entry="true"/>static<text:alphabetical-index-mark-end text:id="IMark5234435080"/> long serialVersionUID;</text:p>
      <text:p text:style-name="P2">This field is declared only if it does not already exist, and it is initialized to the value that would obtain prior to enhancement.</text:p>
      <text:h text:style-name="P25" text:outline-level="4"><text:bookmark text:name="X-10626263"/><text:tab/><text:tab/>Generated <text:alphabetical-index-mark-start text:id="IMark5234435080" text:main-entry="true"/>static<text:alphabetical-index-mark-end text:id="IMark5234435080"/> initializer</text:h>
      <text:p text:style-name="P2"><text:span text:style-name="Assertion">A20.14-8 [</text:span>The generated <text:alphabetical-index-mark-start text:id="IMark5234435080" text:main-entry="true"/>static<text:alphabetical-index-mark-end text:id="IMark5234435080"/> initializer<text:span text:style-name="Assertion">]</text:span> uses the values for <text:span text:style-name="T1">jdoFieldNames</text:span>, jdoFieldTypes, <text:span text:style-name="T1">jdoFieldFlags</text:span>, and <text:span text:style-name="T1">jdoPersistenceCapableSuperclass</text:span>, and <text:span text:style-name="Assertion">[</text:span>calls the <text:alphabetical-index-mark-start text:id="IMark5234198576" text:main-entry="true"/>static<text:alphabetical-index-mark-end text:id="IMark5234198576"/> <text:span text:style-name="T1">registerClass</text:span> method in <text:span text:style-name="T1">JDOImplHelper</text:span> to register itself with the runtime environment. If the class is abstract, then it does not register a helper instance. If the class is not abstract, it registers a newly constructed instance.<text:span text:style-name="Assertion">]</text:span></text:p>
      <text:p text:style-name="P2">The generated <text:alphabetical-index-mark-start text:id="IMark5234198576" text:main-entry="true"/>static<text:alphabetical-index-mark-end text:id="IMark5234198576"/> initialization code is placed after any user-defined <text:alphabetical-index-mark-start text:id="IMark5234435080" text:main-entry="true"/>static<text:alphabetical-index-mark-end text:id="IMark5234435080"/> initialization code.</text:p>
      <text:p text:style-name="P8"><draw:frame draw:style-name="fr1" draw:name="18" text:anchor-type="as-char" svg:width="7.091cm" svg:height="0.342cm" draw:z-index="18"><draw:image xlink:href="Pictures/2000000700000FB5000000C94FDA4EAC.wmf" xlink:type="simple" xlink:show="embed" xlink:actuate="onLoad"/></draw:frame></text:p>
      <text:h text:style-name="P23" text:outline-level="2"><text:alphabetical-index-mark-start text:id="IMark5234435080" text:main-entry="true"/>Generated methods<text:alphabetical-index-mark-end text:id="IMark5234435080"/> in least-derived <text:alphabetical-index-mark-start text:id="IMark5234198576" text:main-entry="true"/><text:span text:style-name="T2">PersistenceCapable</text:span><text:alphabetical-index-mark-end text:id="IMark5234198576"/> class</text:h>
      <text:p text:style-name="P2">These methods are declared in interface <text:alphabetical-index-mark-start text:id="IMark5234198576" text:main-entry="true"/><text:span text:style-name="T1">PersistenceCapable</text:span><text:alphabetical-index-mark-end text:id="IMark5234198576"/>.</text:p>
      <text:p text:style-name="P14"><text:soft-page-break/>public <text:alphabetical-index-mark-start text:id="IMark5234198576" text:main-entry="true"/>final<text:alphabetical-index-mark-end text:id="IMark5234198576"/> boolean jdoIsPersistent();</text:p>
      <text:p text:style-name="P14">public <text:alphabetical-index-mark-start text:id="IMark5234198576" text:main-entry="true"/>final<text:alphabetical-index-mark-end text:id="IMark5234198576"/> boolean jdoIsTransactional();</text:p>
      <text:p text:style-name="P14">public <text:alphabetical-index-mark-start text:id="IMark5234198576" text:main-entry="true"/>final<text:alphabetical-index-mark-end text:id="IMark5234198576"/> boolean jdoIsNew();</text:p>
      <text:p text:style-name="P14">public <text:alphabetical-index-mark-start text:id="IMark5234198576" text:main-entry="true"/>final<text:alphabetical-index-mark-end text:id="IMark5234198576"/> boolean jdoIsDeleted();</text:p>
      <text:p text:style-name="P2"><text:span text:style-name="Assertion">A20.15-1, A20.15-2, A20.15-3, A20.15-4, A20.15-5 [</text:span>These methods check if the <text:span text:style-name="T1">jdoStateManager</text:span> field is <text:span text:style-name="T1">null</text:span>. If so, they return <text:span text:style-name="T1">false</text:span>. If not, they delegate to the corresponding method in <text:span text:style-name="T1">StateManager</text:span>.<text:span text:style-name="Assertion">]</text:span> </text:p>
      <text:p text:style-name="P14">public <text:alphabetical-index-mark-start text:id="IMark5234198576" text:main-entry="true"/>final<text:alphabetical-index-mark-end text:id="IMark5234198576"/> boolean jdoIsDetached();</text:p>
      <text:p text:style-name="P2">This method checks if the instance is detached. If so, it returns true.</text:p>
      <text:p text:style-name="P14">public <text:alphabetical-index-mark-start text:id="IMark5234198576" text:main-entry="true"/>final<text:alphabetical-index-mark-end text:id="IMark5234198576"/>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4">public <text:alphabetical-index-mark-start text:id="IMark5234198576" text:main-entry="true"/>final<text:alphabetical-index-mark-end text:id="IMark5234198576"/> void jdoMakeDirty (String fieldName);</text:p>
      <text:p text:style-name="P14">public <text:alphabetical-index-mark-start text:id="IMark5234198576" text:main-entry="true"/>final<text:alphabetical-index-mark-end text:id="IMark5234198576"/> void jdoMakeDirty (int fieldNumber);</text:p>
      <text:p text:style-name="P2"><text:span text:style-name="Assertion">A20.15-6 [</text:span>This method checks if the <text:span text:style-name="T1">jdoStateManager</text:span> field is <text:span text:style-name="T1">null</text:span>. If so, it returns silently. If not, it delegates to the <text:span text:style-name="T1">makeDirty</text:span> method in <text:span text:style-name="T1">StateManager</text:span>.<text:span text:style-name="Assertion">]</text:span></text:p>
      <text:p text:style-name="P14">public <text:alphabetical-index-mark-start text:id="IMark5234198576" text:main-entry="true"/>final<text:alphabetical-index-mark-end text:id="IMark5234198576"/> PersistenceManager jdoGetPersistenceManager();</text:p>
      <text:p text:style-name="P2"><text:span text:style-name="Assertion">A20.15-7 [</text:span>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span text:style-name="Assertion">]</text:span></text:p>
      <text:p text:style-name="P14">public <text:alphabetical-index-mark-start text:id="IMark5234198576" text:main-entry="true"/>final<text:alphabetical-index-mark-end text:id="IMark5234198576"/> Object jdoGetObjectId();</text:p>
      <text:p text:style-name="P2">public <text:alphabetical-index-mark-start text:id="IMark5234198576" text:main-entry="true"/>final<text:alphabetical-index-mark-end text:id="IMark5234198576"/> Object jdoGetVersion();</text:p>
      <text:p text:style-name="P14">public <text:alphabetical-index-mark-start text:id="IMark5234198576" text:main-entry="true"/>final<text:alphabetical-index-mark-end text:id="IMark5234198576"/> Object jdoGetTransactionalObjectId();</text:p>
      <text:p text:style-name="P2"><text:span text:style-name="Assertion">A20.15-8, A20.15-9 [</text:span>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span text:style-name="Assertion">]</text:span></text:p>
      <text:p text:style-name="P14"><text:span text:style-name="Assertion"><text:span text:style-name="T4">A20.15-10 [</text:span></text:span>public synchronized <text:alphabetical-index-mark-start text:id="IMark5234198576" text:main-entry="true"/>final<text:alphabetical-index-mark-end text:id="IMark5234198576"/> void jdoReplaceStateManager (StateManger sm);<text:span text:style-name="Assertion"><text:span text:style-name="T4">]</text:span></text:span></text:p>
      <text:p text:style-name="P2">NOTE: This method will be called by the <text:span text:style-name="T1">StateManager</text:span> on state changes when transitioning an instance from transient to a managed state, and from a managed state to transient.</text:p>
      <text:p text:style-name="P2"><text:span text:style-name="Assertion">[A.</text:span> This method is implemented as synchronized<text:span text:style-name="Assertion">]</text:span> to resolve race conditions, if more than one <text:span text:style-name="T1">StateManager</text:span> attempts to acquire ownership of the same <text:alphabetical-index-mark-start text:id="IMark5234198576" text:main-entry="true"/><text:span text:style-name="T1">PersistenceCapable</text:span><text:alphabetical-index-mark-end text:id="IMark5234198576"/> instance. </text:p>
      <text:p text:style-name="P2"><text:span text:style-name="Assertion">[B.</text:span>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text:span text:style-name="Assertion">C.</text:span> If the current <text:span text:style-name="T1">jdoStateManager</text:span> field is <text:span text:style-name="T1">null</text:span>, then a security check is performed] by calling JDOImplHelper.checkAuthorizedStateManager [with the StateManager parameter sm passed as the parameter to the check.<text:span text:style-name="Assertion">]</text:span> Thus, only StateManager instances in code bases authorized for <text:span text:style-name="T1">JDOPermission("setStateManager")</text:span> are allowed to set the <text:span text:style-name="T1">StateManager</text:span>. <text:span text:style-name="Assertion">[</text:span>If the <text:soft-page-break/>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span text:style-name="Assertion">]</text:span></text:p>
      <text:p text:style-name="P14"><text:span text:style-name="Assertion"><text:span text:style-name="T4">A20.15-11 [</text:span></text:span>public <text:alphabetical-index-mark-start text:id="IMark5234198576" text:main-entry="true"/>final<text:alphabetical-index-mark-end text:id="IMark5234198576"/> void jdoReplaceFlags ();<text:span text:style-name="Assertion"><text:span text:style-name="T4">]</text:span></text:span></text:p>
      <text:p text:style-name="P2">NOTE: This method will be called by the <text:span text:style-name="T1">StateManager</text:span> on state changes when transitioning an instance from a managed state to transient.</text:p>
      <text:p text:style-name="P2"><text:span text:style-name="Assertion">[*</text:span> If the current <text:span text:style-name="T1">jdoStateManager</text:span> field is <text:span text:style-name="T1">null</text:span>, then this method silently returns with no effect.</text:p>
      <text:p text:style-name="P2"><text:span text:style-name="Assertion">*</text:span>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span text:style-name="Assertion">]</text:span></text:p>
      <text:p text:style-name="P14">public <text:alphabetical-index-mark-start text:id="IMark5234198576" text:main-entry="true"/>final<text:alphabetical-index-mark-end text:id="IMark5234198576"/> void jdoReplaceFields (int[] fields);</text:p>
      <text:p text:style-name="P2">For each field number in the fields parameter, <text:span text:style-name="T1">jdoReplaceField</text:span> method is called.</text:p>
      <text:p text:style-name="P14">public <text:alphabetical-index-mark-start text:id="IMark5234198576" text:main-entry="true"/>final<text:alphabetical-index-mark-end text:id="IMark5234198576"/> void jdoProvideFields (int[] fields);</text:p>
      <text:p text:style-name="P2">For each field number in the fields parameter, <text:span text:style-name="T1">jdoProvideField</text:span> method is called.</text:p>
      <text:p text:style-name="P14"><text:span text:style-name="Assertion"><text:span text:style-name="T4">A21.15-25 [</text:span></text:span>protected <text:alphabetical-index-mark-start text:id="IMark5234198576" text:main-entry="true"/>final<text:alphabetical-index-mark-end text:id="IMark5234198576"/>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text:alphabetical-index-mark-start text:id="IMark5234198576" text:main-entry="true"/>serialization<text:alphabetical-index-mark-end text:id="IMark5234198576"/>. If the <text:span text:style-name="T1">jdoStateManager</text:span> field is null, this method returns with no effect.<text:span text:style-name="Assertion">]</text:span></text:p>
      <text:p text:style-name="P8"><draw:frame draw:style-name="fr1" draw:name="19" text:anchor-type="as-char" svg:width="7.091cm" svg:height="0.342cm" draw:z-index="19"><draw:image xlink:href="Pictures/2000000700000FB5000000C94FDA4EAC.wmf" xlink:type="simple" xlink:show="embed" xlink:actuate="onLoad"/></draw:frame></text:p>
      <text:h text:style-name="P23" text:outline-level="2"><text:alphabetical-index-mark-start text:id="IMark5234198576" text:main-entry="true"/>Generated methods<text:alphabetical-index-mark-end text:id="IMark5234198576"/> in <text:alphabetical-index-mark-start text:id="IMark5234435080" text:main-entry="true"/><text:span text:style-name="T2">PersistenceCapable</text:span><text:alphabetical-index-mark-end text:id="IMark5234435080"/> root classes</text:h>
      <text:p text:style-name="P2">These methods are generated for <text:alphabetical-index-mark-start text:id="IMark5234435080" text:main-entry="true"/><text:span text:style-name="T1">PersistenceCapable</text:span><text:alphabetical-index-mark-end text:id="IMark5234435080"/> root classes and all classes that declare <text:span text:style-name="T1">objectid-class</text:span> in xml metadata.</text:p>
      <text:p text:style-name="P14">public void jdoCopyKeyFieldsToObjectId (ObjectIdFieldSupplier fs, Object oid)</text:p>
      <text:p text:style-name="P2"><text:span text:style-name="Assertion">A20.18-1 [</text:span>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span text:style-name="Assertion">]</text:span></text:p>
      <text:p text:style-name="P2"><text:span text:style-name="Assertion">A20.18-2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4">public void jdoCopyKeyFieldsToObjectId (Object oid)</text:p>
      <text:p text:style-name="P2"><text:span text:style-name="Assertion">A20.18-3 [</text:span>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span text:style-name="Assertion">]</text:span></text:p>
      <text:p text:style-name="P2"><text:span text:style-name="Assertion">A20.18-4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4"><text:soft-page-break/>public void jdoCopyKeyFieldsFromObjectId(ObjectIdFieldConsumer fc, Object oid)</text:p>
      <text:p text:style-name="P2"><text:span text:style-name="Assertion">A20.18-5 [</text:span>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span text:style-name="Assertion">]</text:span></text:p>
      <text:p text:style-name="P2"><text:span text:style-name="Assertion">A20.18-6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4">protected void jdoCopyKeyFieldsFromObjectId (Object oid)</text:p>
      <text:p text:style-name="P2"><text:span text:style-name="Assertion">A20.18-7 [</text:span>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span text:style-name="Assertion">]</text:span></text:p>
      <text:p text:style-name="P2"><text:span text:style-name="Assertion">A20.18-8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4"><text:span text:style-name="Assertion"><text:span text:style-name="T4">A20.15-26 [</text:span></text:span>public Object jdoNewObjectIdInstance();<text:span text:style-name="Assertion"><text:span text:style-name="T4">]</text:span></text:span></text:p>
      <text:p text:style-name="P14">public Object jdoNewObjectIdInstance(Object obj);</text:p>
      <text:p text:style-name="P2">In the case of single field identity, the parameter is an instance of one of the following:</text:p>
      <text:p text:style-name="P12">•<text:span text:style-name="T1"><text:tab/>Number</text:span>: the parameter is converted to the appropriate type and passed to the constructor of the single-field identity class</text:p>
      <text:p text:style-name="P12">•<text:span text:style-name="T1"><text:tab/>String</text:span>: the parameter is converted to the appropriate type and passed to the constructor of the single-field identity class</text:p>
      <text:p text:style-name="P12">•<text:span text:style-name="T1"><text:tab/>ObjectIdFieldSupplier</text:span>: the parameter is used to fetch the value of the object id field which is passed to the constructor of the single-field identity class</text:p>
      <text:p text:style-name="P12">•<text:span text:style-name="T1"><text:tab/>Object</text:span>: for <text:span text:style-name="T1">ObjectIdentity</text:span> only, the parameter is passed to the constructor of <text:span text:style-name="T1">ObjectIdentity</text:span></text:p>
      <text:p text:style-name="P2">NOTE: This method is called by the JDO implementation (or implementation helper) to populate key fields in object id instances. </text:p>
      <text:p text:style-name="P2"><text:span text:style-name="Assertion">[</text:span>If this class uses application identity, then this method returns a new instance of the ObjectId class. Otherwise, <text:span text:style-name="T1">null</text:span> is returned.<text:span text:style-name="Assertion">]</text:span></text:p>
      <text:p text:style-name="P8"><draw:frame draw:style-name="fr1" draw:name="20" text:anchor-type="as-char" svg:width="7.091cm" svg:height="0.342cm" draw:z-index="20"><draw:image xlink:href="Pictures/2000000700000FB5000000C94FDA4EAC.wmf" xlink:type="simple" xlink:show="embed" xlink:actuate="onLoad"/></draw:frame></text:p>
      <text:h text:style-name="P23" text:outline-level="2">Generated method in least-derived <text:span text:style-name="T2">Detachable</text:span> classes</text:h>
      <text:p text:style-name="P14">public void jdoReplaceDetachedState();</text:p>
      <text:p text:style-name="P2">This method delegates to the jdoStateManager method replacingDetachedState, passing the current value of the detached state and replacing the detached state with the result of the method call. </text:p>
      <text:p text:style-name="P8"><text:soft-page-break/><draw:frame draw:style-name="fr1" draw:name="21" text:anchor-type="as-char" svg:width="7.091cm" svg:height="0.342cm" draw:z-index="21"><draw:image xlink:href="Pictures/2000000700000FB5000000C94FDA4EAC.wmf" xlink:type="simple" xlink:show="embed" xlink:actuate="onLoad"/></draw:frame></text:p>
      <text:h text:style-name="P23" text:outline-level="2"><text:alphabetical-index-mark-start text:id="IMark5234435080" text:main-entry="true"/>Generated methods<text:alphabetical-index-mark-end text:id="IMark5234435080"/> in all <text:alphabetical-index-mark-start text:id="IMark5234198576" text:main-entry="true"/><text:span text:style-name="T2">PersistenceCapable</text:span><text:alphabetical-index-mark-end text:id="IMark5234198576"/> classes</text:h>
      <text:p text:style-name="P14"><text:span text:style-name="Assertion"><text:span text:style-name="T4">A20.15-13 [</text:span></text:span>public <text:alphabetical-index-mark-start text:id="IMark5234198576" text:main-entry="true"/>PersistenceCapable<text:alphabetical-index-mark-end text:id="IMark5234198576"/>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span text:style-name="Assertion">]</text:span></text:p>
      <text:p text:style-name="P14"><text:span text:style-name="Assertion"><text:span text:style-name="T4">A20.15-14 [</text:span></text:span>public <text:alphabetical-index-mark-start text:id="IMark5234198576" text:main-entry="true"/>PersistenceCapable<text:alphabetical-index-mark-end text:id="IMark5234198576"/>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span text:style-name="Assertion">]</text:span></text:p>
      <text:p text:style-name="P14"><text:span text:style-name="Assertion"><text:span text:style-name="T4">A20.15-15 [</text:span></text:span>protected <text:alphabetical-index-mark-start text:id="IMark5234198576" text:main-entry="true"/>static<text:alphabetical-index-mark-end text:id="IMark5234198576"/> int jdoGetManagedFieldCount();</text:p>
      <text:p text:style-name="P2">This method returns the number of managed fields declared by this class plus the number inherited from all superclasses.<text:span text:style-name="Assertion">]</text:span> This method is generated in the class to allow the class to determine at runtime the number of inherited fields, without having <text:alphabetical-index-mark-start text:id="IMark5234198576" text:main-entry="true"/>introspection<text:alphabetical-index-mark-end text:id="IMark5234198576"/> code in the enhanced class.</text:p>
      <text:p text:style-name="P14"><text:span text:style-name="Assertion"><text:span text:style-name="T4">A20.15-16 [</text:span></text:span><text:alphabetical-index-mark-start text:id="IMark5234198576" text:main-entry="true"/>final<text:alphabetical-index-mark-end text:id="IMark5234198576"/> <text:alphabetical-index-mark-start text:id="IMark5234435080" text:main-entry="true"/>static<text:alphabetical-index-mark-end text:id="IMark5234435080"/>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2">•<text:tab/>If the instance is detached, the method checks to see if the field is marked as loaded in the detached state. If the field is not loaded, then <text:span text:style-name="T1">JDODetachedFieldAccessException</text:span> is thrown.</text:p>
      <text:p text:style-name="P12">•<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2">•<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text:soft-page-break/>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2">•<text:tab/>If the field is neither of the above, then the value of the field is returned.<text:span text:style-name="Assertion">]</text:span></text:p>
      <text:p text:style-name="P14"><text:span text:style-name="Assertion"><text:span text:style-name="T4">A20.15-17 [</text:span></text:span><text:alphabetical-index-mark-start text:id="IMark5234435080" text:main-entry="true"/>final<text:alphabetical-index-mark-end text:id="IMark5234435080"/> <text:alphabetical-index-mark-start text:id="IMark5234198576" text:main-entry="true"/>static<text:alphabetical-index-mark-end text:id="IMark5234198576"/>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2">•<text:tab/>If the instance is detached, the method checks to see if the field is marked as loaded in the detached state. If the field is not loaded, then <text:span text:style-name="T1">JDODetachedFieldAccessException</text:span> is thrown. If the field is loaded, then the field is marked as modified in the detached state.</text:p>
      <text:p text:style-name="P12">•<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2">•<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2">•<text:tab/>If the field is neither of the above, then the value of the field is set to the new value.<text:span text:style-name="Assertion">]</text:span></text:p>
      <text:p text:style-name="P14"><text:span text:style-name="Assertion"><text:span text:style-name="T4">A20.15-18 [</text:span></text:span>public void jdoReplaceField (int field);<text:span text:style-name="Assertion"><text:span text:style-name="T4">]</text:span></text:span></text:p>
      <text:p text:style-name="P2">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2"><text:span text:style-name="Assertion">A20.15-19 [</text:span><text:span text:style-name="T1">public void jdoReplaceFields (int[] fields);</text:span><text:span text:style-name="Assertion">]</text:span> </text:p>
      <text:p text:style-name="P2">This method internally calls <text:span text:style-name="T1">jdoReplaceField</text:span> for each field number in the parameter.</text:p>
      <text:p text:style-name="P14"><text:span text:style-name="Assertion"><text:span text:style-name="T4">A20.15-20 [</text:span></text:span>public void jdoProvideField (int field);<text:span text:style-name="Assertion"><text:span text:style-name="T4">]</text:span></text:span></text:p>
      <text:p text:style-name="P2"><text:soft-page-break/>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14"><text:span text:style-name="Assertion"><text:span text:style-name="T4">A20.15-21 [</text:span></text:span>public void jdoProvideFields (int[] fields);<text:span text:style-name="Assertion">]</text:span></text:p>
      <text:p text:style-name="P2">This method internally calls <text:span text:style-name="T1">jdoProvideField</text:span> for each field number in the parameter.</text:p>
      <text:p text:style-name="P14"><text:span text:style-name="Assertion"><text:span text:style-name="T4">A20.15-22 [</text:span></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span text:style-name="Assertion">]</text:span></text:p>
      <text:p text:style-name="P14">public <text:alphabetical-index-mark-start text:id="IMark5234198576" text:main-entry="true"/>final<text:alphabetical-index-mark-end text:id="IMark5234198576"/>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4"><text:span text:style-name="Assertion"><text:span text:style-name="T4">A20.15-23 [</text:span></text:span><text:alphabetical-index-mark-start text:id="IMark5234198576" text:main-entry="true"/>private<text:alphabetical-index-mark-end text:id="IMark5234198576"/> void writeObject(java.io.ObjectOutputStream out) </text:p>
      <text:p text:style-name="P14"><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text:alphabetical-index-mark-start text:id="IMark5234198576" text:main-entry="true"/>inheritance<text:alphabetical-index-mark-end text:id="IMark5234198576"/>) then this code will guarantee that the fields are loaded prior to standard <text:alphabetical-index-mark-start text:id="IMark5234435080" text:main-entry="true"/>serialization<text:alphabetical-index-mark-end text:id="IMark5234435080"/>. If the class is not serializable, then this code will never be executed.<text:span text:style-name="Assertion">]</text:span></text:p>
      <text:p text:style-name="P2">Note that <text:span text:style-name="Assertion">A20.15-24 [</text:span>there is no modification of a user’s <text:span text:style-name="T1">readObject</text:span><text:span text:style-name="Assertion">]</text:span>. During the execution of <text:span text:style-name="T1">readObject</text:span>, a new transient instance is created. This instance might be made persistent later, but while it is being constructed by <text:alphabetical-index-mark-start text:id="IMark5234435080" text:main-entry="true"/>serialization<text:alphabetical-index-mark-end text:id="IMark5234435080"/>, it remains transient.</text:p>
      <text:p text:style-name="P8"><text:soft-page-break/><draw:frame draw:style-name="fr1" draw:name="22" text:anchor-type="as-char" svg:width="7.091cm" svg:height="0.342cm" draw:z-index="22"><draw:image xlink:href="Pictures/2000000700000FB5000000C94FDA4EAC.wmf" xlink:type="simple" xlink:show="embed" xlink:actuate="onLoad"/></draw:frame></text:p>
      <text:h text:style-name="P23" text:outline-level="2">Example class: Employee</text:h>
      <text:p text:style-name="P2">The following class definitions for persistence capable classes are used in the examples. The Employee class is enhanced for application identity using IntIdentity as the object id class.</text:p>
      <text:p text:style-name="P1">package com.xyz.hr;</text:p>
      <text:p text:style-name="P1">import javax.jdo.spi.*; // generated by <text:alphabetical-index-mark-start text:id="IMark5234435080" text:main-entry="true"/>enhancer<text:alphabetical-index-mark-end text:id="IMark5234435080"/>...</text:p>
      <text:p text:style-name="P1">class Employee </text:p>
      <text:p text:style-name="P1"><text:tab/>implements Detachable // generated by <text:alphabetical-index-mark-start text:id="IMark5234435080" text:main-entry="true"/>enhancer<text:alphabetical-index-mark-end text:id="IMark5234435080"/>...</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19" text:outline-level="3"><text:alphabetical-index-mark-start text:id="IMark5234435080" text:main-entry="true"/>Generated fields<text:alphabetical-index-mark-end text:id="IMark5234435080"/></text:h>
      <text:p text:style-name="P1">protected transient javax.jdo.spi.StateManager jdoStateManager = null;</text:p>
      <text:p text:style-name="P1">protected transient byte jdoFlags = </text:p>
      <text:p text:style-name="P1"><text:tab/>javax.jdo.spi.<text:alphabetical-index-mark-start text:id="IMark5234435080" text:main-entry="true"/>PersistenceCapable<text:alphabetical-index-mark-end text:id="IMark5234435080"/>.READ_WRITE_OK;</text:p>
      <text:p text:style-name="P1">// if no superclass, the following:</text:p>
      <text:p text:style-name="P1"><text:alphabetical-index-mark-start text:id="IMark5234435080" text:main-entry="true"/>private<text:alphabetical-index-mark-end text:id="IMark5234435080"/> <text:alphabetical-index-mark-start text:id="IMark5234198576" text:main-entry="true"/>final<text:alphabetical-index-mark-end text:id="IMark5234198576"/> <text:alphabetical-index-mark-start text:id="IMark5235001008" text:main-entry="true"/>static<text:alphabetical-index-mark-end text:id="IMark5235001008"/> int jdoInheritedFieldCount = 0;</text:p>
      <text:p text:style-name="P1">/* otherwise, </text:p>
      <text:p text:style-name="P1"><text:alphabetical-index-mark-start text:id="IMark5235001008" text:main-entry="true"/>private<text:alphabetical-index-mark-end text:id="IMark5235001008"/> <text:alphabetical-index-mark-start text:id="IMark5234198576" text:main-entry="true"/>final<text:alphabetical-index-mark-end text:id="IMark5234198576"/> <text:alphabetical-index-mark-start text:id="IMark5234435080" text:main-entry="true"/>static<text:alphabetical-index-mark-end text:id="IMark5234435080"/> int jdoInheritedFieldCount = </text:p>
      <text:p text:style-name="P1"><text:tab/>&lt;persistence-capable-superclass&gt;.jdoGetManagedFieldCount();</text:p>
      <text:p text:style-name="P1">*/</text:p>
      <text:p text:style-name="P1"><text:alphabetical-index-mark-start text:id="IMark5234435080" text:main-entry="true"/>private<text:alphabetical-index-mark-end text:id="IMark5234435080"/> <text:alphabetical-index-mark-start text:id="IMark5234198576" text:main-entry="true"/>final<text:alphabetical-index-mark-end text:id="IMark5234198576"/> <text:alphabetical-index-mark-start text:id="IMark5235001008" text:main-entry="true"/>static<text:alphabetical-index-mark-end text:id="IMark5235001008"/> String[] jdoFieldNames = {"boss", "dept", "empid", "name"};</text:p>
      <text:p text:style-name="P1"><text:alphabetical-index-mark-start text:id="IMark5235001008" text:main-entry="true"/>private<text:alphabetical-index-mark-end text:id="IMark5235001008"/> <text:alphabetical-index-mark-start text:id="IMark5234198576" text:main-entry="true"/>final<text:alphabetical-index-mark-end text:id="IMark5234198576"/> <text:alphabetical-index-mark-start text:id="IMark5234435080" text:main-entry="true"/>static<text:alphabetical-index-mark-end text:id="IMark5234435080"/> Class[] jdoFieldTypes = {Employee.class, Department.class, int.class, String.class};</text:p>
      <text:p text:style-name="P1"><text:alphabetical-index-mark-start text:id="IMark5234435080" text:main-entry="true"/>private<text:alphabetical-index-mark-end text:id="IMark5234435080"/> <text:alphabetical-index-mark-start text:id="IMark5234198576" text:main-entry="true"/>final<text:alphabetical-index-mark-end text:id="IMark5234198576"/> <text:alphabetical-index-mark-start text:id="IMark5235001008" text:main-entry="true"/>static<text:alphabetical-index-mark-end text:id="IMark5235001008"/>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text:alphabetical-index-mark-start text:id="IMark5235001008" text:main-entry="true"/>PersistenceCapable<text:alphabetical-index-mark-end text:id="IMark5235001008"/> superclass, the following:</text:p>
      <text:p text:style-name="P1"><text:alphabetical-index-mark-start text:id="IMark5235001008" text:main-entry="true"/>private<text:alphabetical-index-mark-end text:id="IMark5235001008"/> <text:alphabetical-index-mark-start text:id="IMark5234198576" text:main-entry="true"/>final<text:alphabetical-index-mark-end text:id="IMark5234198576"/> <text:alphabetical-index-mark-start text:id="IMark5234435080" text:main-entry="true"/>static<text:alphabetical-index-mark-end text:id="IMark5234435080"/> Class jdoPersistenceCapableSuperclass = null;</text:p>
      <text:p text:style-name="P1">/* otherwise,</text:p>
      <text:p text:style-name="P1"><text:alphabetical-index-mark-start text:id="IMark5234435080" text:main-entry="true"/>private<text:alphabetical-index-mark-end text:id="IMark5234435080"/> <text:alphabetical-index-mark-start text:id="IMark5234198576" text:main-entry="true"/>final<text:alphabetical-index-mark-end text:id="IMark5234198576"/> <text:alphabetical-index-mark-start text:id="IMark5235001008" text:main-entry="true"/>static<text:alphabetical-index-mark-end text:id="IMark5235001008"/> Class jdoPersistenceCapableSuperclass = &lt;pc-super&gt;;</text:p>
      <text:p text:style-name="P1"><text:alphabetical-index-mark-start text:id="IMark5235001008" text:main-entry="true"/>private<text:alphabetical-index-mark-end text:id="IMark5235001008"/> <text:alphabetical-index-mark-start text:id="IMark5234198576" text:main-entry="true"/>final<text:alphabetical-index-mark-end text:id="IMark5234198576"/> <text:alphabetical-index-mark-start text:id="IMark5234435080" text:main-entry="true"/>static<text:alphabetical-index-mark-end text:id="IMark5234435080"/> long serialVersionUID = 1234567890L;</text:p>
      <text:p text:style-name="P1">*/</text:p>
      <text:h text:style-name="P19" text:outline-level="3">Generated <text:alphabetical-index-mark-start text:id="IMark5234435080" text:main-entry="true"/>static<text:alphabetical-index-mark-end text:id="IMark5234435080"/> initializer</text:h>
      <text:p text:style-name="P2"/>
      <text:p text:style-name="P1"><text:alphabetical-index-mark-start text:id="IMark5234435080" text:main-entry="true"/>static<text:alphabetical-index-mark-end text:id="IMark5234435080"/>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19" text:outline-level="3"><text:soft-page-break/>Generated interrogatives</text:h>
      <text:p text:style-name="P2"/>
      <text:p text:style-name="P1">public <text:alphabetical-index-mark-start text:id="IMark5234435080" text:main-entry="true"/>final<text:alphabetical-index-mark-end text:id="IMark5234435080"/> boolean jdoIsPersistent() {</text:p>
      <text:p text:style-name="P1"><text:tab/>return jdoStateManager==null?false:</text:p>
      <text:p text:style-name="P1"><text:tab/><text:tab/>jdoStateManager.isPersistent(this);</text:p>
      <text:p text:style-name="P1">}</text:p>
      <text:p text:style-name="P1">public <text:alphabetical-index-mark-start text:id="IMark5234435080" text:main-entry="true"/>final<text:alphabetical-index-mark-end text:id="IMark5234435080"/> boolean jdoIsTransactional(){</text:p>
      <text:p text:style-name="P1"><text:tab/>return jdoStateManager==null?false:</text:p>
      <text:p text:style-name="P1"><text:tab/><text:tab/>jdoStateManager.isTransactional(this);</text:p>
      <text:p text:style-name="P1">}</text:p>
      <text:p text:style-name="P1">public <text:alphabetical-index-mark-start text:id="IMark5234435080" text:main-entry="true"/>final<text:alphabetical-index-mark-end text:id="IMark5234435080"/> boolean jdoIsNew(){</text:p>
      <text:p text:style-name="P1"><text:tab/>return jdoStateManager==null?false:</text:p>
      <text:p text:style-name="P1"><text:tab/><text:tab/>jdoStateManager.isNew(this);</text:p>
      <text:p text:style-name="P1">}</text:p>
      <text:p text:style-name="P1">public <text:alphabetical-index-mark-start text:id="IMark5234435080" text:main-entry="true"/>final<text:alphabetical-index-mark-end text:id="IMark5234435080"/> boolean jdoIsDirty(){</text:p>
      <text:p text:style-name="P1"><text:tab/>return jdoStateManager==null?false:</text:p>
      <text:p text:style-name="P1"><text:tab/><text:tab/>jdoStateManager.isDirty(this);</text:p>
      <text:p text:style-name="P1">}</text:p>
      <text:p text:style-name="P1">public <text:alphabetical-index-mark-start text:id="IMark5234435080" text:main-entry="true"/>final<text:alphabetical-index-mark-end text:id="IMark5234435080"/> boolean jdoIsDeleted(){</text:p>
      <text:p text:style-name="P1"><text:tab/>return jdoStateManager==null?false:</text:p>
      <text:p text:style-name="P1"><text:tab/><text:tab/>jdoStateManager.isDeleted(this);</text:p>
      <text:p text:style-name="P1">}</text:p>
      <text:p text:style-name="P1">public <text:alphabetical-index-mark-start text:id="IMark5234435080" text:main-entry="true"/>final<text:alphabetical-index-mark-end text:id="IMark5234435080"/> boolean jdoIsDetached(){</text:p>
      <text:p text:style-name="P1"><text:tab/>return jdoStateManager==null?false:</text:p>
      <text:p text:style-name="P1"><text:tab/><text:tab/>jdoStateManager.isDetached(this);</text:p>
      <text:p text:style-name="P1">}</text:p>
      <text:p text:style-name="P1">public <text:alphabetical-index-mark-start text:id="IMark5234435080" text:main-entry="true"/>final<text:alphabetical-index-mark-end text:id="IMark5234435080"/> void jdoMakeDirty (String fieldName){</text:p>
      <text:p text:style-name="P1"><text:tab/>if (jdoStateManager==null) return;</text:p>
      <text:p text:style-name="P1"><text:tab/>jdoStateManager.makeDirty(this, fieldName);</text:p>
      <text:p text:style-name="P1">}</text:p>
      <text:p text:style-name="P1">public <text:alphabetical-index-mark-start text:id="IMark5234435080" text:main-entry="true"/>final<text:alphabetical-index-mark-end text:id="IMark5234435080"/> PersistenceManager jdoGetPersistenceManager(){</text:p>
      <text:p text:style-name="P1"><text:tab/>return jdoStateManager==null?null:</text:p>
      <text:p text:style-name="P1"><text:tab/><text:tab/>jdoStateManager.getPersistenceManager(this);</text:p>
      <text:p text:style-name="P1">}</text:p>
      <text:p text:style-name="P1">public <text:alphabetical-index-mark-start text:id="IMark5234435080" text:main-entry="true"/>final<text:alphabetical-index-mark-end text:id="IMark5234435080"/> Object jdoGetObjectId(){</text:p>
      <text:p text:style-name="P1"><text:tab/>return jdoStateManager==null?null:</text:p>
      <text:p text:style-name="P1"><text:tab/><text:tab/>jdoStateManager.getObjectId(this);</text:p>
      <text:p text:style-name="P1">}</text:p>
      <text:p text:style-name="P1">public <text:alphabetical-index-mark-start text:id="IMark5234435080" text:main-entry="true"/>final<text:alphabetical-index-mark-end text:id="IMark5234435080"/> Object jdoGetTransactionalObjectId(){</text:p>
      <text:p text:style-name="P1"><text:tab/>return jdoStateManager==null?null:</text:p>
      <text:p text:style-name="P1"><text:tab/><text:tab/>jdoStateManager.getTransactionalObjectId(this);</text:p>
      <text:p text:style-name="P1">}</text:p>
      <text:h text:style-name="P19" text:outline-level="3">Generated jdoReplaceStateManager</text:h>
      <text:p text:style-name="P2">The generated method asks the current <text:span text:style-name="T1">StateManager</text:span> to approve the change or validates the caller’s authority to set the state.</text:p>
      <text:p text:style-name="P1">public <text:alphabetical-index-mark-start text:id="IMark5234435080" text:main-entry="true"/>final<text:alphabetical-index-mark-end text:id="IMark5234435080"/>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soft-page-break/><text:tab/>JDOImplHelper.checkAuthorizedStateManager(sm);</text:p>
      <text:p text:style-name="P1"><text:tab/>jdoStateManager = sm; </text:p>
      <text:p text:style-name="P1"><text:tab/>this.jdoFlags = LOAD_REQUIRED;</text:p>
      <text:p text:style-name="P1">}</text:p>
      <text:p text:style-name="P1">}</text:p>
      <text:h text:style-name="P19" text:outline-level="3">Generated jdoReplaceFlags</text:h>
      <text:p text:style-name="P2"/>
      <text:p text:style-name="P1">public <text:alphabetical-index-mark-start text:id="IMark5234435080" text:main-entry="true"/>final<text:alphabetical-index-mark-end text:id="IMark5234435080"/> void jdoReplaceFlags () {</text:p>
      <text:p text:style-name="P1"><text:tab/>if (jdoStateManager != null) {</text:p>
      <text:p text:style-name="P1"><text:tab/><text:tab/>jdoFlags = jdoStateManager.replacingFlags (this);</text:p>
      <text:p text:style-name="P1"><text:tab/>}</text:p>
      <text:p text:style-name="P1">}</text:p>
      <text:h text:style-name="P19" text:outline-level="3">Generated jdoNewInstance helpers</text:h>
      <text:p text:style-name="P2">The first generated helper assigns the value of the passed parameter to the <text:span text:style-name="T1">jdoStateManager </text:span>field of the newly created instance.</text:p>
      <text:p text:style-name="P2"/>
      <text:p text:style-name="P1">public <text:alphabetical-index-mark-start text:id="IMark5234435080" text:main-entry="true"/>PersistenceCapable<text:alphabetical-index-mark-end text:id="IMark5234435080"/>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 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2">*/</text:p>
      <text:p text:style-name="P1">public <text:alphabetical-index-mark-start text:id="IMark5234435080" text:main-entry="true"/>PersistenceCapable<text:alphabetical-index-mark-end text:id="IMark5234435080"/>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tab/><text:tab/>jdoCopyKeyFieldsFromObjectId (oid);</text:p>
      <text:p text:style-name="P1"><text:tab/><text:tab/>return pc;</text:p>
      <text:p text:style-name="P1">}</text:p>
      <text:p text:style-name="P2"/>
      <text:h text:style-name="P20"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text:alphabetical-index-mark-start text:id="IMark5234435080" text:main-entry="true"/>static<text:alphabetical-index-mark-end text:id="IMark5234435080"/> int jdoGetManagedFieldCount () {</text:p>
      <text:p text:style-name="P1"><text:tab/>return <text:tab/><text:tab/>&lt;<text:alphabetical-index-mark-start text:id="IMark5234435080" text:main-entry="true"/>enhancer<text:alphabetical-index-mark-end text:id="IMark5234435080"/>-generated constant&gt;;</text:p>
      <text:p text:style-name="P1">}</text:p>
      <text:p text:style-name="P2">The implementation for subclasses:</text:p>
      <text:p text:style-name="P1"><text:soft-page-break/>protected <text:alphabetical-index-mark-start text:id="IMark5234435080" text:main-entry="true"/>static<text:alphabetical-index-mark-end text:id="IMark5234435080"/> int jdoGetManagedFieldCount () {</text:p>
      <text:p text:style-name="P1"><text:tab/>return &lt;pc-superclass&gt;.jdoGetManagedFieldCount() +</text:p>
      <text:p text:style-name="P1"><text:tab/><text:tab/>&lt;<text:alphabetical-index-mark-start text:id="IMark5234435080" text:main-entry="true"/>enhancer<text:alphabetical-index-mark-end text:id="IMark5234435080"/>-generated constant&gt;;</text:p>
      <text:p text:style-name="P1">}</text:p>
      <text:h text:style-name="P19"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1"><text:alphabetical-index-mark-start text:id="IMark5234435080" text:main-entry="true"/>final<text:alphabetical-index-mark-end text:id="IMark5234435080"/> <text:alphabetical-index-mark-start text:id="IMark5234198576" text:main-entry="true"/>static<text:alphabetical-index-mark-end text:id="IMark5234198576"/>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text:alphabetical-index-mark-start text:id="IMark5234198576" text:main-entry="true"/>final<text:alphabetical-index-mark-end text:id="IMark5234198576"/> <text:alphabetical-index-mark-start text:id="IMark5234435080" text:main-entry="true"/>static<text:alphabetical-index-mark-end text:id="IMark5234435080"/>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tab/><text:tab/>jdoInheritedFieldCount + 1,</text:p>
      <text:p text:style-name="P1"><text:tab/><text:tab/><text:tab/>x.dept);</text:p>
      <text:p text:style-name="P1"><text:tab/>} else {</text:p>
      <text:p text:style-name="P1"><text:tab/><text:tab/>return x.dept;</text:p>
      <text:p text:style-name="P1"><text:tab/>}</text:p>
      <text:p text:style-name="P1">}</text:p>
      <text:h text:style-name="P19"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text:alphabetical-index-mark-start text:id="IMark5234435080" text:main-entry="true"/>final<text:alphabetical-index-mark-end text:id="IMark5234435080"/> <text:alphabetical-index-mark-start text:id="IMark5234198576" text:main-entry="true"/>static<text:alphabetical-index-mark-end text:id="IMark5234198576"/> void jdoSetname(Employee x, String newValue) {</text:p>
      <text:p text:style-name="P1"><text:tab/>// this field is in the default fetch group</text:p>
      <text:p text:style-name="P1"><text:tab/>if (x.jdoFlags == READ_WRITE_OK) {</text:p>
      <text:p text:style-name="P1"><text:s text:c="8"/>// ok to read, write</text:p>
      <text:p text:style-name="P1"><text:soft-page-break/><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text:alphabetical-index-mark-start text:id="IMark5234198576" text:main-entry="true"/>final<text:alphabetical-index-mark-end text:id="IMark5234198576"/> <text:alphabetical-index-mark-start text:id="IMark5234435080" text:main-entry="true"/>static<text:alphabetical-index-mark-end text:id="IMark5234435080"/> void jdoSetdept(Employee x, com.xyz.hr.Department newValue) {</text:p>
      <text:p text:style-name="P1"><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0"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StateManager to clear fields and handle cleanup of the objects currently referred to by the fields (e.g., <text:alphabetical-index-mark-start text:id="IMark5234435080" text:main-entry="true"/>embedded<text:alphabetical-index-mark-end text:id="IMark5234435080"/> objects).</text:p>
      <text:p text:style-name="P2"/>
      <text:p text:style-name="P1">public void jdoReplaceField (int fieldNumber) {</text:p>
      <text:p text:style-name="P1"><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soft-page-break/><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text:alphabetical-index-mark-start text:id="IMark5234435080" text:main-entry="true"/>final<text:alphabetical-index-mark-end text:id="IMark5234435080"/> void jdoReplaceFields (int[] fieldNumbers) {</text:p>
      <text:p text:style-name="P1"><text:tab/>for (int i = 0; i &lt; fieldNumbers.length; ++i) {</text:p>
      <text:p text:style-name="P1"><text:tab/><text:tab/>int fieldNumber = fieldNumbers[i];</text:p>
      <text:p text:style-name="P1"><text:tab/><text:tab/>jdoReplaceField (fieldNumber);</text:p>
      <text:p text:style-name="P1"><text:tab/>}</text:p>
      <text:p text:style-name="P1">}</text:p>
      <text:h text:style-name="P19"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text:alphabetical-index-mark-start text:id="IMark5234435080" text:main-entry="true"/>final<text:alphabetical-index-mark-end text:id="IMark5234435080"/> void jdoProvideFields (int[] fieldNumbers) {</text:p>
      <text:p text:style-name="P1"><text:soft-page-break/><text:tab/>for (int i = 0; i &lt; fieldNumbers.length; ++i) {</text:p>
      <text:p text:style-name="P1"><text:tab/><text:tab/>int fieldNumber = fieldNumbers[i];</text:p>
      <text:p text:style-name="P1"><text:tab/><text:tab/>jdoProvideField (fieldNumber);</text:p>
      <text:p text:style-name="P1"><text:tab/>}</text:p>
      <text:p text:style-name="P1">}</text:p>
      <text:h text:style-name="P19"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text:alphabetical-index-mark-start text:id="IMark5234435080" text:main-entry="true"/>PersistenceCapable<text:alphabetical-index-mark-end text:id="IMark5234435080"/>)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text:soft-page-break/>} // jdoCopyField</text:p>
      <text:h text:style-name="P19"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text:alphabetical-index-mark-start text:id="IMark5234435080" text:main-entry="true"/>private<text:alphabetical-index-mark-end text:id="IMark5234435080"/> void writeObject(java.io.ObjectOutputStream out) </text:p>
      <text:p text:style-name="P1"><text:tab/><text:tab/>throws java.io.IOException{</text:p>
      <text:p text:style-name="P1"><text:tab/>jdoPreSerialize();</text:p>
      <text:p text:style-name="P1"><text:tab/>out.defaultWriteObject ();</text:p>
      <text:p text:style-name="P1">}</text:p>
      <text:h text:style-name="P19"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text:alphabetical-index-mark-start text:id="IMark5234435080" text:main-entry="true"/>private<text:alphabetical-index-mark-end text:id="IMark5234435080"/> <text:alphabetical-index-mark-start text:id="IMark5234198576" text:main-entry="true"/>final<text:alphabetical-index-mark-end text:id="IMark5234198576"/> void jdoPreSerialize() {</text:p>
      <text:p text:style-name="P1">if (jdoStateManager != null)</text:p>
      <text:p text:style-name="P1"><text:tab/>jdoStateManager.preSerialize(this);</text:p>
      <text:p text:style-name="P1">}</text:p>
      <text:h text:style-name="P19" text:outline-level="3">Generated jdoNewObjectIdInstance</text:h>
      <text:p text:style-name="P2">The <text:alphabetical-index-mark-start text:id="IMark5234198576" text:main-entry="true"/>generated methods<text:alphabetical-index-mark-end text:id="IMark5234198576"/>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19" text:outline-level="3">Generated jdoCopyKeyFieldsToObjectId</text:h>
      <text:p text:style-name="P2">The <text:alphabetical-index-mark-start text:id="IMark5234198576" text:main-entry="true"/>generated methods<text:alphabetical-index-mark-end text:id="IMark5234198576"/> copy key field values from the <text:alphabetical-index-mark-start text:id="IMark5234435080" text:main-entry="true"/><text:span text:style-name="T1">PersistenceCapable</text:span><text:alphabetical-index-mark-end text:id="IMark5234435080"/>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soft-page-break/><text:tab/>throw new JDOFatalInternalException("Object id is immutable");</text:p>
      <text:p text:style-name="P1">}</text:p>
      <text:h text:style-name="P19" text:outline-level="3">Generated jdoCopyKeyFieldsFromObjectId</text:h>
      <text:p text:style-name="P2">The <text:alphabetical-index-mark-start text:id="IMark5234435080" text:main-entry="true"/>generated methods<text:alphabetical-index-mark-end text:id="IMark5234435080"/> copy key fields from the object id instance to the <text:alphabetical-index-mark-start text:id="IMark5234198576" text:main-entry="true"/><text:span text:style-name="T1">PersistenceCapable</text:span><text:alphabetical-index-mark-end text:id="IMark5234198576"/> instance or to the ObjectIdFieldConsumer.</text:p>
      <text:p text:style-name="P1">public void jdoCopyKeyFieldsFromObjectId (ObjectIdFieldConsumer fc, Object oid) {</text:p>
      <text:p text:style-name="P1"><text:tab/> fc.storeIntField (2, ((IntIdentity)oid).getKey());</text:p>
      <text:p text:style-name="P1">}</text:p>
      <text:p text:style-name="P2">This method is part of the <text:alphabetical-index-mark-start text:id="IMark5234198576" text:main-entry="true"/>PersistenceCapable<text:alphabetical-index-mark-end text:id="IMark5234198576"/> contract. It copies key fields from the object id instance to the ObjectIdFieldConsumer.</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alphabetical-index-mark-start text:id="IMark5234198576" text:main-entry="true"/><text:span text:style-name="T1">PersistenceCapable</text:span><text:alphabetical-index-mark-end text:id="IMark5234198576"/> instance.</text:p>
      <text:h text:style-name="P21"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9</meta:editing-cycles>
    <meta:creation-date>2012-06-24T16:04:38.11</meta:creation-date>
    <meta:editing-duration>PT49M40S</meta:editing-duration>
    <meta:generator>OpenOffice/4.1.6$Unix OpenOffice.org_project/416m1$Build-9790</meta:generator>
    <dc:title>JDO_Chapter</dc:title>
    <dc:date>2021-07-18T23:34:45</dc:date>
    <meta:document-statistic meta:table-count="1" meta:image-count="23" meta:object-count="0" meta:page-count="31" meta:paragraph-count="777" meta:word-count="10602" meta:character-count="72000"/>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